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7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2.21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7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0:Sheet1.S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7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4" calcext:value-type="float">
            <text:p>4,00</text:p>
          </table:table-cell>
          <table:table-cell table:style-name="ce15"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]+([.M2]/20)+([.N2]/240)" office:value-type="float" office:value="12" calcext:value-type="float">
            <text:p>12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48" calcext:value-type="float">
            <text:p>48,0000</text:p>
          </table:table-cell>
          <table:table-cell table:formula="of:=[.S2]-[.T2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9844" calcext:value-type="float">
            <text:p>9 8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3]+([.M3]/20)+([.N3]/240)" office:value-type="float" office:value="0.35" calcext:value-type="float">
            <text:p>0,3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445.4" calcext:value-type="float">
            <text:p>3 445,4000</text:p>
          </table:table-cell>
          <table:table-cell table:formula="of:=[.S3]-[.T3]" office:value-type="float" office:value="-3445.4" calcext:value-type="float">
            <text:p>-3445,4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ton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]+([.M4]/20)+([.N4]/240)" office:value-type="float" office:value="2" calcext:value-type="float">
            <text:p>2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60" calcext:value-type="float">
            <text:p>60,0000</text:p>
          </table:table-cell>
          <table:table-cell table:formula="of:=[.S4]-[.T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5]+([.M5]/20)+([.N5]/240)" office:value-type="float" office:value="2" calcext:value-type="float">
            <text:p>2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60" calcext:value-type="float">
            <text:p>60,0000</text:p>
          </table:table-cell>
          <table:table-cell table:formula="of:=[.S5]-[.T5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Le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150" calcext:value-type="float">
            <text:p>1 1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]+([.M6]/20)+([.N6]/240)" office:value-type="float" office:value="1.25" calcext:value-type="float">
            <text:p>1,2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437.5" calcext:value-type="float">
            <text:p>1 437,5000</text:p>
          </table:table-cell>
          <table:table-cell table:formula="of:=[.S6]-[.T6]" office:value-type="float" office:value="-1437.5" calcext:value-type="float">
            <text:p>-1437,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7]+([.M7]/20)+([.N7]/240)" office:value-type="float" office:value="70" calcext:value-type="float">
            <text:p>70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70" calcext:value-type="float">
            <text:p>70,0000</text:p>
          </table:table-cell>
          <table:table-cell table:formula="of:=[.S7]-[.T7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8]+([.M8]/20)+([.N8]/240)" office:value-type="float" office:value="3" calcext:value-type="float">
            <text:p>3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438" calcext:value-type="float">
            <text:p>438,0000</text:p>
          </table:table-cell>
          <table:table-cell table:formula="of:=[.S8]-[.T8]" office:value-type="float" office:value="-438" calcext:value-type="float">
            <text:p>-438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1" calcext:value-type="float">
            <text:p>351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]+([.M9]/20)+([.N9]/240)" office:value-type="float" office:value="2" calcext:value-type="float">
            <text:p>2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702" calcext:value-type="float">
            <text:p>702,0000</text:p>
          </table:table-cell>
          <table:table-cell table:formula="of:=[.S9]-[.T9]" office:value-type="float" office:value="-702" calcext:value-type="float">
            <text:p>-702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0]+([.M10]/20)+([.N10]/240)" office:value-type="float" office:value="3" calcext:value-type="float">
            <text:p>3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327" calcext:value-type="float">
            <text:p>327,0000</text:p>
          </table:table-cell>
          <table:table-cell table:formula="of:=[.S10]-[.T10]" office:value-type="float" office:value="-327" calcext:value-type="float">
            <text:p>-327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ai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]+([.M11]/20)+([.N11]/240)" office:value-type="float" office:value="12" calcext:value-type="float">
            <text:p>12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216" calcext:value-type="float">
            <text:p>216,0000</text:p>
          </table:table-cell>
          <table:table-cell table:formula="of:=[.S11]-[.T11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zin ; pièce de 40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2]+([.M12]/20)+([.N12]/240)" office:value-type="float" office:value="2" calcext:value-type="float">
            <text:p>2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56" calcext:value-type="float">
            <text:p>256,0000</text:p>
          </table:table-cell>
          <table:table-cell table:formula="of:=[.S12]-[.T12]" office:value-type="float" office:value="-256" calcext:value-type="float">
            <text:p>-256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249" calcext:value-type="float">
            <text:p>13 2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3]+([.M13]/20)+([.N13]/240)" office:value-type="float" office:value="0.35" calcext:value-type="float">
            <text:p>0,3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4637.15" calcext:value-type="float">
            <text:p>4 637,1500</text:p>
          </table:table-cell>
          <table:table-cell table:formula="of:=[.S13]-[.T13]" office:value-type="float" office:value="-4637.15" calcext:value-type="float">
            <text:p>-4637,1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d'acaj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4]+([.M14]/20)+([.N14]/240)" office:value-type="float" office:value="1" calcext:value-type="float">
            <text:p>1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72" calcext:value-type="float">
            <text:p>72,0000</text:p>
          </table:table-cell>
          <table:table-cell table:formula="of:=[.S14]-[.T14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ugr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5]+([.M15]/20)+([.N15]/240)" office:value-type="float" office:value="12" calcext:value-type="float">
            <text:p>12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20" calcext:value-type="float">
            <text:p>120,0000</text:p>
          </table:table-cell>
          <table:table-cell table:formula="of:=[.S15]-[.T15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31" calcext:value-type="float">
            <text:p>6 0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6]+([.M16]/20)+([.N16]/240)" office:value-type="float" office:value="0.4" calcext:value-type="float">
            <text:p>0,4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2412.4" calcext:value-type="float">
            <text:p>2 412,4000</text:p>
          </table:table-cell>
          <table:table-cell table:formula="of:=[.S16]-[.T16]" office:value-type="float" office:value="-2412.4" calcext:value-type="float">
            <text:p>-2412,4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7]+([.M17]/20)+([.N17]/240)" office:value-type="float" office:value="2" calcext:value-type="float">
            <text:p>2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620" calcext:value-type="float">
            <text:p>620,0000</text:p>
          </table:table-cell>
          <table:table-cell table:formula="of:=[.S17]-[.T17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brodés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8]+([.M18]/20)+([.N18]/240)" office:value-type="float" office:value="36" calcext:value-type="float">
            <text:p>36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432" calcext:value-type="float">
            <text:p>432,0000</text:p>
          </table:table-cell>
          <table:table-cell table:formula="of:=[.S18]-[.T18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68" calcext:value-type="float">
            <text:p>1 068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9]+([.M19]/20)+([.N19]/240)" office:value-type="float" office:value="16" calcext:value-type="float">
            <text:p>16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7088" calcext:value-type="float">
            <text:p>17 088,0000</text:p>
          </table:table-cell>
          <table:table-cell table:formula="of:=[.S19]-[.T19]" office:value-type="float" office:value="-17088" calcext:value-type="float">
            <text:p>-17088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en nombre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20]+([.M20]/20)+([.N20]/240)" office:value-type="float" office:value="9" calcext:value-type="float">
            <text:p>9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585" calcext:value-type="float">
            <text:p>585,0000</text:p>
          </table:table-cell>
          <table:table-cell table:formula="of:=[.S20]-[.T20]" office:value-type="float" office:value="-585" calcext:value-type="float">
            <text:p>-58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de fem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1]+([.M21]/20)+([.N21]/240)" office:value-type="float" office:value="3" calcext:value-type="float">
            <text:p>3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8" calcext:value-type="float">
            <text:p>18,0000</text:p>
          </table:table-cell>
          <table:table-cell table:formula="of:=[.S21]-[.T21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f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22]+([.M22]/20)+([.N22]/240)" office:value-type="float" office:value="16" calcext:value-type="float">
            <text:p>16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4160" calcext:value-type="float">
            <text:p>4 160,0000</text:p>
          </table:table-cell>
          <table:table-cell table:formula="of:=[.S22]-[.T22]" office:value-type="float" office:value="-4160" calcext:value-type="float">
            <text:p>-416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de 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3]+([.M23]/20)+([.N23]/240)" office:value-type="float" office:value="6" calcext:value-type="float">
            <text:p>6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8" calcext:value-type="float">
            <text:p>18,0000</text:p>
          </table:table-cell>
          <table:table-cell table:formula="of:=[.S23]-[.T23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22" calcext:value-type="float">
            <text:p>322,00</text:p>
          </table:table-cell>
          <table:table-cell office:value-type="string" calcext:value-type="string">
            <text:p>douzai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4]+([.M24]/20)+([.N24]/240)" office:value-type="float" office:value="18" calcext:value-type="float">
            <text:p>18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5796" calcext:value-type="float">
            <text:p>5 796,0000</text:p>
          </table:table-cell>
          <table:table-cell table:formula="of:=[.S24]-[.T24]" office:value-type="float" office:value="-5796" calcext:value-type="float">
            <text:p>-5796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950" calcext:value-type="float">
            <text:p>2 95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5]+([.M25]/20)+([.N25]/240)" office:value-type="float" office:value="4" calcext:value-type="float">
            <text:p>4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1800" calcext:value-type="float">
            <text:p>11 800,0000</text:p>
          </table:table-cell>
          <table:table-cell table:formula="of:=[.S25]-[.T25]" office:value-type="float" office:value="-11800" calcext:value-type="float">
            <text:p>-11800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emises de toile de Laval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6]+([.M26]/20)+([.N26]/240)" office:value-type="float" office:value="7.5" calcext:value-type="float">
            <text:p>7,5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2400" calcext:value-type="float">
            <text:p>2 400,0000</text:p>
          </table:table-cell>
          <table:table-cell table:formula="of:=[.S26]-[.T26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53" calcext:value-type="float">
            <text:p>2 35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7]+([.M27]/20)+([.N27]/240)" office:value-type="float" office:value="4" calcext:value-type="float">
            <text:p>4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9412" calcext:value-type="float">
            <text:p>9 412,0000</text:p>
          </table:table-cell>
          <table:table-cell table:formula="of:=[.S27]-[.T27]" office:value-type="float" office:value="-9412" calcext:value-type="float">
            <text:p>-9412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rtes poi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8]+([.M28]/20)+([.N28]/240)" office:value-type="float" office:value="30" calcext:value-type="float">
            <text:p>30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20" calcext:value-type="float">
            <text:p>120,0000</text:p>
          </table:table-cell>
          <table:table-cell table:formula="of:=[.S28]-[.T28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il ch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7" calcext:value-type="float">
            <text:p>23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9]+([.M29]/20)+([.N29]/240)" office:value-type="float" office:value="2" calcext:value-type="float">
            <text:p>2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474" calcext:value-type="float">
            <text:p>474,0000</text:p>
          </table:table-cell>
          <table:table-cell table:formula="of:=[.S29]-[.T29]" office:value-type="float" office:value="-474" calcext:value-type="float">
            <text:p>-474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pour che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0]+([.M30]/20)+([.N30]/240)" office:value-type="float" office:value="6" calcext:value-type="float">
            <text:p>6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360" calcext:value-type="float">
            <text:p>360,0000</text:p>
          </table:table-cell>
          <table:table-cell table:formula="of:=[.S30]-[.T30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de gros b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1]+([.M31]/20)+([.N31]/240)" office:value-type="float" office:value="7.5" calcext:value-type="float">
            <text:p>7,5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427.5" calcext:value-type="float">
            <text:p>427,5000</text:p>
          </table:table-cell>
          <table:table-cell table:formula="of:=[.S31]-[.T31]" office:value-type="float" office:value="-427.5" calcext:value-type="float">
            <text:p>-427,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32]+([.M32]/20)+([.N32]/240)" office:value-type="float" office:value="24" calcext:value-type="float">
            <text:p>24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960" calcext:value-type="float">
            <text:p>960,0000</text:p>
          </table:table-cell>
          <table:table-cell table:formula="of:=[.S32]-[.T32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33]+([.M33]/20)+([.N33]/240)" office:value-type="float" office:value="0" calcext:value-type="float">
            <text:p>0,00000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[.P33]+0.05*[.Q33]+[.R33]/240" office:value-type="float" office:value="241" calcext:value-type="float">
            <text:p>241</text:p>
          </table:table-cell>
          <table:table-cell table:formula="of:=[.J33]*[.O33]" office:value-type="float" office:value="0" calcext:value-type="float">
            <text:p>0,0000</text:p>
          </table:table-cell>
          <table:table-cell table:formula="of:=[.S33]-[.T33]" office:value-type="float" office:value="241" calcext:value-type="float">
            <text:p>241</text:p>
          </table:table-cell>
          <table:table-cell office:value-type="string" calcext:value-type="string">
            <text:p>valeur de 24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boeuf tan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924" calcext:value-type="float">
            <text:p>12 92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34]+([.M34]/20)+([.N34]/240)" office:value-type="float" office:value="20" calcext:value-type="float">
            <text:p>2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258480" calcext:value-type="float">
            <text:p>258 480,0000</text:p>
          </table:table-cell>
          <table:table-cell table:formula="of:=[.S34]-[.T34]" office:value-type="float" office:value="-258480" calcext:value-type="float">
            <text:p>-25848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genisse coroyé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862" calcext:value-type="float">
            <text:p>3 862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35]+([.M35]/20)+([.N35]/240)" office:value-type="float" office:value="8" calcext:value-type="float">
            <text:p>8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30896" calcext:value-type="float">
            <text:p>30 896,0000</text:p>
          </table:table-cell>
          <table:table-cell table:formula="of:=[.S35]-[.T35]" office:value-type="float" office:value="-30896" calcext:value-type="float">
            <text:p>-30896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36]+([.M36]/20)+([.N36]/240)" office:value-type="float" office:value="1.6" calcext:value-type="float">
            <text:p>1,6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422.4" calcext:value-type="float">
            <text:p>422,4000</text:p>
          </table:table-cell>
          <table:table-cell table:formula="of:=[.S36]-[.T36]" office:value-type="float" office:value="-422.4" calcext:value-type="float">
            <text:p>-422,4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lottes de laine tricott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37]+([.M37]/20)+([.N37]/240)" office:value-type="float" office:value="8" calcext:value-type="float">
            <text:p>8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176" calcext:value-type="float">
            <text:p>176,0000</text:p>
          </table:table-cell>
          <table:table-cell table:formula="of:=[.S37]-[.T37]" office:value-type="float" office:value="-176" calcext:value-type="float">
            <text:p>-176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drap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au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8]+([.M38]/20)+([.N38]/240)" office:value-type="float" office:value="10" calcext:value-type="float">
            <text:p>10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860" calcext:value-type="float">
            <text:p>860,0000</text:p>
          </table:table-cell>
          <table:table-cell table:formula="of:=[.S38]-[.T38]" office:value-type="float" office:value="-860" calcext:value-type="float">
            <text:p>-86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drap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39]+([.M39]/20)+([.N39]/240)" office:value-type="float" office:value="0" calcext:value-type="float">
            <text:p>0,0000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formula="of:=[.P39]+0.05*[.Q39]+[.R39]/240" office:value-type="float" office:value="522" calcext:value-type="float">
            <text:p>522</text:p>
          </table:table-cell>
          <table:table-cell table:formula="of:=[.J39]*[.O39]" office:value-type="float" office:value="0" calcext:value-type="float">
            <text:p>0,0000</text:p>
          </table:table-cell>
          <table:table-cell table:formula="of:=[.S39]-[.T39]" office:value-type="float" office:value="522" calcext:value-type="float">
            <text:p>522</text:p>
          </table:table-cell>
          <table:table-cell office:value-type="string" calcext:value-type="string">
            <text:p>valeur de 52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drap ecarlatt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u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0]+([.M40]/20)+([.N40]/240)" office:value-type="float" office:value="20" calcext:value-type="float">
            <text:p>2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260" calcext:value-type="float">
            <text:p>260,0000</text:p>
          </table:table-cell>
          <table:table-cell table:formula="of:=[.S40]-[.T40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96" calcext:value-type="float">
            <text:p>596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1]+([.M41]/20)+([.N41]/240)" office:value-type="float" office:value="30" calcext:value-type="float">
            <text:p>30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7880" calcext:value-type="float">
            <text:p>17 880,0000</text:p>
          </table:table-cell>
          <table:table-cell table:formula="of:=[.S41]-[.T41]" office:value-type="float" office:value="-17880" calcext:value-type="float">
            <text:p>-1788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mi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2]+([.M42]/20)+([.N42]/240)" office:value-type="float" office:value="2" calcext:value-type="float">
            <text:p>2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166" calcext:value-type="float">
            <text:p>166,0000</text:p>
          </table:table-cell>
          <table:table-cell table:formula="of:=[.S42]-[.T42]" office:value-type="float" office:value="-166" calcext:value-type="float">
            <text:p>-166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mi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43]+([.M43]/20)+([.N43]/240)" office:value-type="float" office:value="0" calcext:value-type="float">
            <text:p>0,00000</text:p>
          </table:table-cell>
          <table:table-cell office:value-type="float" office:value="2750" calcext:value-type="float">
            <text:p>2750</text:p>
          </table:table-cell>
          <table:table-cell table:number-columns-repeated="2"/>
          <table:table-cell table:formula="of:=[.P43]+0.05*[.Q43]+[.R43]/240" office:value-type="float" office:value="2750" calcext:value-type="float">
            <text:p>2750</text:p>
          </table:table-cell>
          <table:table-cell table:formula="of:=[.J43]*[.O43]" office:value-type="float" office:value="0" calcext:value-type="float">
            <text:p>0,0000</text:p>
          </table:table-cell>
          <table:table-cell table:formula="of:=[.S43]-[.T43]" office:value-type="float" office:value="2750" calcext:value-type="float">
            <text:p>2750</text:p>
          </table:table-cell>
          <table:table-cell table:style-name="ce28" office:value-type="string" calcext:value-type="string">
            <text:p>valeur de 27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marmi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50" calcext:value-type="float">
            <text:p>9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44]+([.M44]/20)+([.N44]/240)" office:value-type="float" office:value="0.15" calcext:value-type="float">
            <text:p>0,15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357.5" calcext:value-type="float">
            <text:p>1 357,5000</text:p>
          </table:table-cell>
          <table:table-cell table:formula="of:=[.S44]-[.T44]" office:value-type="float" office:value="-1357.5" calcext:value-type="float">
            <text:p>-1357,5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5]+([.M45]/20)+([.N45]/240)" office:value-type="float" office:value="3" calcext:value-type="float">
            <text:p>3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62" calcext:value-type="float">
            <text:p>462,0000</text:p>
          </table:table-cell>
          <table:table-cell table:formula="of:=[.S45]-[.T45]" office:value-type="float" office:value="-462" calcext:value-type="float">
            <text:p>-462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6]+([.M46]/20)+([.N46]/240)" office:value-type="float" office:value="3" calcext:value-type="float">
            <text:p>3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200" calcext:value-type="float">
            <text:p>1 200,0000</text:p>
          </table:table-cell>
          <table:table-cell table:formula="of:=[.S46]-[.T4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83" calcext:value-type="float">
            <text:p>1 78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47]+([.M47]/20)+([.N47]/240)" office:value-type="float" office:value="1.25" calcext:value-type="float">
            <text:p>1,2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228.75" calcext:value-type="float">
            <text:p>2 228,7500</text:p>
          </table:table-cell>
          <table:table-cell table:formula="of:=[.S47]-[.T47]" office:value-type="float" office:value="-2228.75" calcext:value-type="float">
            <text:p>-2228,7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8]+([.M48]/20)+([.N48]/240)" office:value-type="float" office:value="10" calcext:value-type="float">
            <text:p>1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90" calcext:value-type="float">
            <text:p>190,0000</text:p>
          </table:table-cell>
          <table:table-cell table:formula="of:=[.S48]-[.T48]" office:value-type="float" office:value="-190" calcext:value-type="float">
            <text:p>-19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ans de 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49]+([.M49]/20)+([.N49]/240)" office:value-type="float" office:value="0.5" calcext:value-type="float">
            <text:p>0,5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90" calcext:value-type="float">
            <text:p>90,0000</text:p>
          </table:table-cell>
          <table:table-cell table:formula="of:=[.S49]-[.T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582" calcext:value-type="float">
            <text:p>11 5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50]+([.M50]/20)+([.N50]/240)" office:value-type="float" office:value="0.3" calcext:value-type="float">
            <text:p>0,3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3474.6" calcext:value-type="float">
            <text:p>3 474,6000</text:p>
          </table:table-cell>
          <table:table-cell table:formula="of:=[.S50]-[.T50]" office:value-type="float" office:value="-3474.6" calcext:value-type="float">
            <text:p>-3474,6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abits de drap galon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51]+([.M51]/20)+([.N51]/240)" office:value-type="float" office:value="200" calcext:value-type="float">
            <text:p>200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200" calcext:value-type="float">
            <text:p>200,0000</text:p>
          </table:table-cell>
          <table:table-cell table:formula="of:=[.S51]-[.T51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abits de drap u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52]+([.M52]/20)+([.N52]/240)" office:value-type="float" office:value="100" calcext:value-type="float">
            <text:p>100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00" calcext:value-type="float">
            <text:p>100,0000</text:p>
          </table:table-cell>
          <table:table-cell table:formula="of:=[.S52]-[.T5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ousses de che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53]+([.M53]/20)+([.N53]/240)" office:value-type="float" office:value="15" calcext:value-type="float">
            <text:p>15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65" calcext:value-type="float">
            <text:p>165,0000</text:p>
          </table:table-cell>
          <table:table-cell table:formula="of:=[.S53]-[.T53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arretiè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54]+([.M54]/20)+([.N54]/240)" office:value-type="float" office:value="4" calcext:value-type="float">
            <text:p>4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56" calcext:value-type="float">
            <text:p>256,0000</text:p>
          </table:table-cell>
          <table:table-cell table:formula="of:=[.S54]-[.T54]" office:value-type="float" office:value="-256" calcext:value-type="float">
            <text:p>-256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upons piqu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55]+([.M55]/20)+([.N55]/240)" office:value-type="float" office:value="12" calcext:value-type="float">
            <text:p>12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72" calcext:value-type="float">
            <text:p>72,0000</text:p>
          </table:table-cell>
          <table:table-cell table:formula="of:=[.S55]-[.T55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70" calcext:value-type="float">
            <text:p>2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56]+([.M56]/20)+([.N56]/240)" office:value-type="float" office:value="0.25" calcext:value-type="float">
            <text:p>0,25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692.5" calcext:value-type="float">
            <text:p>692,5000</text:p>
          </table:table-cell>
          <table:table-cell table:formula="of:=[.S56]-[.T56]" office:value-type="float" office:value="-692.5" calcext:value-type="float">
            <text:p>-692,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nchett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pai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57]+([.M57]/20)+([.N57]/240)" office:value-type="float" office:value="6" calcext:value-type="float">
            <text:p>6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2160" calcext:value-type="float">
            <text:p>2 160,0000</text:p>
          </table:table-cell>
          <table:table-cell table:formula="of:=[.S57]-[.T57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ntel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58]+([.M58]/20)+([.N58]/240)" office:value-type="float" office:value="20" calcext:value-type="float">
            <text:p>20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80" calcext:value-type="float">
            <text:p>80,0000</text:p>
          </table:table-cell>
          <table:table-cell table:formula="of:=[.S58]-[.T58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59]+([.M59]/20)+([.N59]/240)" office:value-type="float" office:value="0" calcext:value-type="float">
            <text:p>0,00000</text:p>
          </table:table-cell>
          <table:table-cell office:value-type="float" office:value="32274" calcext:value-type="float">
            <text:p>3227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P59]+0.05*[.Q59]+[.R59]/240" office:value-type="float" office:value="32274.75" calcext:value-type="float">
            <text:p>32274,75</text:p>
          </table:table-cell>
          <table:table-cell table:formula="of:=[.J59]*[.O59]" office:value-type="float" office:value="0" calcext:value-type="float">
            <text:p>0,0000</text:p>
          </table:table-cell>
          <table:table-cell table:formula="of:=[.S59]-[.T59]" office:value-type="float" office:value="32274.75" calcext:value-type="float">
            <text:p>32274,75</text:p>
          </table:table-cell>
          <table:table-cell office:value-type="string" calcext:value-type="string">
            <text:p>valeur de 32274 L 15 S cy</text:p>
          </table:table-cell>
          <table:table-cell table:number-columns-repeated="100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60]+([.M60]/20)+([.N60]/240)" office:value-type="float" office:value="0.2" calcext:value-type="float">
            <text:p>0,2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4000" calcext:value-type="float">
            <text:p>4 000,0000</text:p>
          </table:table-cell>
          <table:table-cell table:formula="of:=[.S60]-[.T60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1]+([.M61]/20)+([.N61]/240)" office:value-type="float" office:value="1.25" calcext:value-type="float">
            <text:p>1,25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360" calcext:value-type="float">
            <text:p>360,0000</text:p>
          </table:table-cell>
          <table:table-cell table:formula="of:=[.S61]-[.T61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62]+([.M62]/20)+([.N62]/240)" office:value-type="float" office:value="15" calcext:value-type="float">
            <text:p>15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050" calcext:value-type="float">
            <text:p>1 050,0000</text:p>
          </table:table-cell>
          <table:table-cell table:formula="of:=[.S62]-[.T62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63]+([.M63]/20)+([.N63]/240)" office:value-type="float" office:value="1.5" calcext:value-type="float">
            <text:p>1,5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72" calcext:value-type="float">
            <text:p>72,0000</text:p>
          </table:table-cell>
          <table:table-cell table:formula="of:=[.S63]-[.T63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64]+([.M64]/20)+([.N64]/240)" office:value-type="float" office:value="24" calcext:value-type="float">
            <text:p>24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432" calcext:value-type="float">
            <text:p>432,0000</text:p>
          </table:table-cell>
          <table:table-cell table:formula="of:=[.S64]-[.T64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28" calcext:value-type="float">
            <text:p>428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65]+([.M65]/20)+([.N65]/240)" office:value-type="float" office:value="3" calcext:value-type="float">
            <text:p>3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284" calcext:value-type="float">
            <text:p>1 284,0000</text:p>
          </table:table-cell>
          <table:table-cell table:formula="of:=[.S65]-[.T65]" office:value-type="float" office:value="-1284" calcext:value-type="float">
            <text:p>-128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napes damas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L66]+([.M66]/20)+([.N66]/240)" office:value-type="float" office:value="10.75" calcext:value-type="float">
            <text:p>10,7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290" calcext:value-type="float">
            <text:p>1 290,0000</text:p>
          </table:table-cell>
          <table:table-cell table:formula="of:=[.S66]-[.T66]" office:value-type="float" office:value="-1290" calcext:value-type="float">
            <text:p>-129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48" calcext:value-type="float">
            <text:p>2 548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67]+([.M67]/20)+([.N67]/240)" office:value-type="float" office:value="3" calcext:value-type="float">
            <text:p>3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7644" calcext:value-type="float">
            <text:p>7 644,0000</text:p>
          </table:table-cell>
          <table:table-cell table:formula="of:=[.S67]-[.T67]" office:value-type="float" office:value="-7644" calcext:value-type="float">
            <text:p>-7644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cahier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68]+([.M68]/20)+([.N68]/240)" office:value-type="float" office:value="0.4" calcext:value-type="float">
            <text:p>0,4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5.6" calcext:value-type="float">
            <text:p>15,6000</text:p>
          </table:table-cell>
          <table:table-cell table:formula="of:=[.S68]-[.T68]" office:value-type="float" office:value="-15.6" calcext:value-type="float">
            <text:p>-15,6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eaux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45" calcext:value-type="float">
            <text:p>1 545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69]+([.M69]/20)+([.N69]/240)" office:value-type="float" office:value="24" calcext:value-type="float">
            <text:p>24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7080" calcext:value-type="float">
            <text:p>37 080,0000</text:p>
          </table:table-cell>
          <table:table-cell table:formula="of:=[.S69]-[.T69]" office:value-type="float" office:value="-37080" calcext:value-type="float">
            <text:p>-3708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70]+([.M70]/20)+([.N70]/240)" office:value-type="float" office:value="4" calcext:value-type="float">
            <text:p>4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264" calcext:value-type="float">
            <text:p>264,0000</text:p>
          </table:table-cell>
          <table:table-cell table:formula="of:=[.S70]-[.T70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83" calcext:value-type="float">
            <text:p>5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71]+([.M71]/20)+([.N71]/240)" office:value-type="float" office:value="0.25" calcext:value-type="float">
            <text:p>0,25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45.75" calcext:value-type="float">
            <text:p>145,7500</text:p>
          </table:table-cell>
          <table:table-cell table:formula="of:=[.S71]-[.T71]" office:value-type="float" office:value="-145.75" calcext:value-type="float">
            <text:p>-145,7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udre je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au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72]+([.M72]/20)+([.N72]/240)" office:value-type="float" office:value="8" calcext:value-type="float">
            <text:p>8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464" calcext:value-type="float">
            <text:p>464,0000</text:p>
          </table:table-cell>
          <table:table-cell table:formula="of:=[.S72]-[.T72]" office:value-type="float" office:value="-464" calcext:value-type="float">
            <text:p>-464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udr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3]+([.M73]/20)+([.N73]/240)" office:value-type="float" office:value="0.3" calcext:value-type="float">
            <text:p>0,3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32" calcext:value-type="float">
            <text:p>132,0000</text:p>
          </table:table-cell>
          <table:table-cell table:formula="of:=[.S73]-[.T73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74]+([.M74]/20)+([.N74]/240)" office:value-type="float" office:value="2" calcext:value-type="float">
            <text:p>2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4" calcext:value-type="float">
            <text:p>24,0000</text:p>
          </table:table-cell>
          <table:table-cell table:formula="of:=[.S74]-[.T74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s de St Ci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75]+([.M75]/20)+([.N75]/240)" office:value-type="float" office:value="2.5" calcext:value-type="float">
            <text:p>2,5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75" calcext:value-type="float">
            <text:p>175,0000</text:p>
          </table:table-cell>
          <table:table-cell table:formula="of:=[.S75]-[.T75]" office:value-type="float" office:value="-175" calcext:value-type="float">
            <text:p>-175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uban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76]+([.M76]/20)+([.N76]/240)" office:value-type="float" office:value="12" calcext:value-type="float">
            <text:p>12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248" calcext:value-type="float">
            <text:p>1 248,0000</text:p>
          </table:table-cell>
          <table:table-cell table:formula="of:=[.S76]-[.T76]" office:value-type="float" office:value="-1248" calcext:value-type="float">
            <text:p>-1248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erges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63" calcext:value-type="float">
            <text:p>56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77]+([.M77]/20)+([.N77]/240)" office:value-type="float" office:value="1.25" calcext:value-type="float">
            <text:p>1,25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703.75" calcext:value-type="float">
            <text:p>703,7500</text:p>
          </table:table-cell>
          <table:table-cell table:formula="of:=[.S77]-[.T77]" office:value-type="float" office:value="-703.75" calcext:value-type="float">
            <text:p>-703,7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erur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78]+([.M78]/20)+([.N78]/240)" office:value-type="float" office:value="0.6" calcext:value-type="float">
            <text:p>0,6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7.2" calcext:value-type="float">
            <text:p>7,2000</text:p>
          </table:table-cell>
          <table:table-cell table:formula="of:=[.S78]-[.T78]" office:value-type="float" office:value="-7.2" calcext:value-type="float">
            <text:p>-7,2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2" calcext:value-type="float">
            <text:p>2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79]+([.M79]/20)+([.N79]/240)" office:value-type="float" office:value="2.5" calcext:value-type="float">
            <text:p>2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605" calcext:value-type="float">
            <text:p>605,0000</text:p>
          </table:table-cell>
          <table:table-cell table:formula="of:=[.S79]-[.T79]" office:value-type="float" office:value="-605" calcext:value-type="float">
            <text:p>-605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48" calcext:value-type="float">
            <text:p>1 148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80]+([.M80]/20)+([.N80]/240)" office:value-type="float" office:value="4" calcext:value-type="float">
            <text:p>4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4592" calcext:value-type="float">
            <text:p>4 592,0000</text:p>
          </table:table-cell>
          <table:table-cell table:formula="of:=[.S80]-[.T80]" office:value-type="float" office:value="-4592" calcext:value-type="float">
            <text:p>-4592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81]+([.M81]/20)+([.N81]/240)" office:value-type="float" office:value="40" calcext:value-type="float">
            <text:p>4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60" calcext:value-type="float">
            <text:p>160,0000</text:p>
          </table:table-cell>
          <table:table-cell table:formula="of:=[.S81]-[.T81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94" calcext:value-type="float">
            <text:p>1 3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82]+([.M82]/20)+([.N82]/240)" office:value-type="float" office:value="0.75" calcext:value-type="float">
            <text:p>0,75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045.5" calcext:value-type="float">
            <text:p>1 045,5000</text:p>
          </table:table-cell>
          <table:table-cell table:formula="of:=[.S82]-[.T82]" office:value-type="float" office:value="-1045.5" calcext:value-type="float">
            <text:p>-1045,5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5925" calcext:value-type="float">
            <text:p>205 9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83]+([.M83]/20)+([.N83]/240)" office:value-type="float" office:value="0.3" calcext:value-type="float">
            <text:p>0,3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61777.5" calcext:value-type="float">
            <text:p>61 777,5000</text:p>
          </table:table-cell>
          <table:table-cell table:formula="of:=[.S83]-[.T83]" office:value-type="float" office:value="-61777.5" calcext:value-type="float">
            <text:p>-61777,5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pisseries de Bay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84]+([.M84]/20)+([.N84]/240)" office:value-type="float" office:value="4" calcext:value-type="float">
            <text:p>4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72" calcext:value-type="float">
            <text:p>372,0000</text:p>
          </table:table-cell>
          <table:table-cell table:formula="of:=[.S84]-[.T84]" office:value-type="float" office:value="-372" calcext:value-type="float">
            <text:p>-372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baptiste de 12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85]+([.M85]/20)+([.N85]/240)" office:value-type="float" office:value="48" calcext:value-type="float">
            <text:p>48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44" calcext:value-type="float">
            <text:p>144,0000</text:p>
          </table:table-cell>
          <table:table-cell table:formula="of:=[.S85]-[.T85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86]+([.M86]/20)+([.N86]/240)" office:value-type="float" office:value="4" calcext:value-type="float">
            <text:p>4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720" calcext:value-type="float">
            <text:p>720,0000</text:p>
          </table:table-cell>
          <table:table-cell table:formula="of:=[.S86]-[.T86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3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87]+([.M87]/20)+([.N87]/240)" office:value-type="float" office:value="3" calcext:value-type="float">
            <text:p>3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600" calcext:value-type="float">
            <text:p>600,0000</text:p>
          </table:table-cell>
          <table:table-cell table:formula="of:=[.S87]-[.T8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2" calcext:value-type="float">
            <text:p>19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88]+([.M88]/20)+([.N88]/240)" office:value-type="float" office:value="2" calcext:value-type="float">
            <text:p>2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384" calcext:value-type="float">
            <text:p>384,0000</text:p>
          </table:table-cell>
          <table:table-cell table:formula="of:=[.S88]-[.T88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035" calcext:value-type="float">
            <text:p>90 03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89]+([.M89]/20)+([.N89]/240)" office:value-type="float" office:value="0.85" calcext:value-type="float">
            <text:p>0,85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76529.75" calcext:value-type="float">
            <text:p>76 529,7500</text:p>
          </table:table-cell>
          <table:table-cell table:formula="of:=[.S89]-[.T89]" office:value-type="float" office:value="-76529.75" calcext:value-type="float">
            <text:p>-76529,75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combou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0]+([.M90]/20)+([.N90]/240)" office:value-type="float" office:value="0.75" calcext:value-type="float">
            <text:p>0,75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150" calcext:value-type="float">
            <text:p>150,0000</text:p>
          </table:table-cell>
          <table:table-cell table:formula="of:=[.S90]-[.T90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5870" calcext:value-type="float">
            <text:p>45 8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91]+([.M91]/20)+([.N91]/240)" office:value-type="float" office:value="1.3" calcext:value-type="float">
            <text:p>1,3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59631" calcext:value-type="float">
            <text:p>59 631,0000</text:p>
          </table:table-cell>
          <table:table-cell table:formula="of:=[.S91]-[.T91]" office:value-type="float" office:value="-59631" calcext:value-type="float">
            <text:p>-59631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ü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98" calcext:value-type="float">
            <text:p>6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2]+([.M92]/20)+([.N92]/240)" office:value-type="float" office:value="1" calcext:value-type="float">
            <text:p>1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698" calcext:value-type="float">
            <text:p>698,0000</text:p>
          </table:table-cell>
          <table:table-cell table:formula="of:=[.S92]-[.T92]" office:value-type="float" office:value="-698" calcext:value-type="float">
            <text:p>-698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iver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0648" calcext:value-type="float">
            <text:p>120 6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3]+([.M93]/20)+([.N93]/240)" office:value-type="float" office:value="0.75" calcext:value-type="float">
            <text:p>0,7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90486" calcext:value-type="float">
            <text:p>90 486,0000</text:p>
          </table:table-cell>
          <table:table-cell table:formula="of:=[.S93]-[.T93]" office:value-type="float" office:value="-90486" calcext:value-type="float">
            <text:p>-90486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7688" calcext:value-type="float">
            <text:p>267 688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94]+([.M94]/20)+([.N94]/240)" office:value-type="float" office:value="7" calcext:value-type="float">
            <text:p>7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1873816" calcext:value-type="float">
            <text:p>1 873 816,0000</text:p>
          </table:table-cell>
          <table:table-cell table:formula="of:=[.S94]-[.T94]" office:value-type="float" office:value="-1873816" calcext:value-type="float">
            <text:p>-1873816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9284" calcext:value-type="float">
            <text:p>189 2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5]+([.M95]/20)+([.N95]/240)" office:value-type="float" office:value="0.75" calcext:value-type="float">
            <text:p>0,7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141963" calcext:value-type="float">
            <text:p>141 963,0000</text:p>
          </table:table-cell>
          <table:table-cell table:formula="of:=[.S95]-[.T95]" office:value-type="float" office:value="-141963" calcext:value-type="float">
            <text:p>-141963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Fougè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96]+([.M96]/20)+([.N96]/240)" office:value-type="float" office:value="0.7" calcext:value-type="float">
            <text:p>0,7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2520" calcext:value-type="float">
            <text:p>2 520,0000</text:p>
          </table:table-cell>
          <table:table-cell table:formula="of:=[.S96]-[.T96]" office:value-type="float" office:value="-2520" calcext:value-type="float">
            <text:p>-252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21834" calcext:value-type="float">
            <text:p>1 421 8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97]+([.M97]/20)+([.N97]/240)" office:value-type="float" office:value="1.4" calcext:value-type="float">
            <text:p>1,4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990567.6" calcext:value-type="float">
            <text:p>1 990 567,6000</text:p>
          </table:table-cell>
          <table:table-cell table:formula="of:=[.S97]-[.T97]" office:value-type="float" office:value="-1990567.6" calcext:value-type="float">
            <text:p>-1990567,6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2" calcext:value-type="float">
            <text:p>4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8]+([.M98]/20)+([.N98]/240)" office:value-type="float" office:value="1" calcext:value-type="float">
            <text:p>1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412" calcext:value-type="float">
            <text:p>412,0000</text:p>
          </table:table-cell>
          <table:table-cell table:formula="of:=[.S98]-[.T98]" office:value-type="float" office:value="-412" calcext:value-type="float">
            <text:p>-412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662" calcext:value-type="float">
            <text:p>11 66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9]+([.M99]/20)+([.N99]/240)" office:value-type="float" office:value="1" calcext:value-type="float">
            <text:p>1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1662" calcext:value-type="float">
            <text:p>11 662,0000</text:p>
          </table:table-cell>
          <table:table-cell table:formula="of:=[.S99]-[.T99]" office:value-type="float" office:value="-11662" calcext:value-type="float">
            <text:p>-11662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417" calcext:value-type="float">
            <text:p>6 41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00]+([.M100]/20)+([.N100]/240)" office:value-type="float" office:value="0.9" calcext:value-type="float">
            <text:p>0,9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5775.3" calcext:value-type="float">
            <text:p>5 775,3000</text:p>
          </table:table-cell>
          <table:table-cell table:formula="of:=[.S100]-[.T100]" office:value-type="float" office:value="-5775.3" calcext:value-type="float">
            <text:p>-5775,3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haut br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20" calcext:value-type="float">
            <text:p>2 1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21" table:formula="of:=[.L101]+([.M101]/20)+([.N101]/240)" office:value-type="float" office:value="1.45" calcext:value-type="float">
            <text:p>1,45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3074" calcext:value-type="float">
            <text:p>3 074,0000</text:p>
          </table:table-cell>
          <table:table-cell table:formula="of:=[.S101]-[.T101]" office:value-type="float" office:value="-3074" calcext:value-type="float">
            <text:p>-3074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langu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24" calcext:value-type="float">
            <text:p>2 8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102]+([.M102]/20)+([.N102]/240)" office:value-type="float" office:value="1.15" calcext:value-type="float">
            <text:p>1,15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3247.6" calcext:value-type="float">
            <text:p>3 247,6000</text:p>
          </table:table-cell>
          <table:table-cell table:formula="of:=[.S102]-[.T102]" office:value-type="float" office:value="-3247.6" calcext:value-type="float">
            <text:p>-3247,6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641" calcext:value-type="float">
            <text:p>36 641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03]+([.M103]/20)+([.N103]/240)" office:value-type="float" office:value="10" calcext:value-type="float">
            <text:p>1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366410" calcext:value-type="float">
            <text:p>366 410,0000</text:p>
          </table:table-cell>
          <table:table-cell table:formula="of:=[.S103]-[.T103]" office:value-type="float" office:value="-366410" calcext:value-type="float">
            <text:p>-36641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387" calcext:value-type="float">
            <text:p>40 3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04]+([.M104]/20)+([.N104]/240)" office:value-type="float" office:value="1.5" calcext:value-type="float">
            <text:p>1,5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60580.5" calcext:value-type="float">
            <text:p>60 580,5000</text:p>
          </table:table-cell>
          <table:table-cell table:formula="of:=[.S104]-[.T104]" office:value-type="float" office:value="-60580.5" calcext:value-type="float">
            <text:p>-60580,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05]+([.M105]/20)+([.N105]/240)" office:value-type="float" office:value="1.4" calcext:value-type="float">
            <text:p>1,4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560" calcext:value-type="float">
            <text:p>560,0000</text:p>
          </table:table-cell>
          <table:table-cell table:formula="of:=[.S105]-[.T105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pontavi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06]+([.M106]/20)+([.N106]/240)" office:value-type="float" office:value="1.25" calcext:value-type="float">
            <text:p>1,2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75" calcext:value-type="float">
            <text:p>375,0000</text:p>
          </table:table-cell>
          <table:table-cell table:formula="of:=[.S106]-[.T106]" office:value-type="float" office:value="-375" calcext:value-type="float">
            <text:p>-375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520" calcext:value-type="float">
            <text:p>35 5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07]+([.M107]/20)+([.N107]/240)" office:value-type="float" office:value="0.9" calcext:value-type="float">
            <text:p>0,9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31968" calcext:value-type="float">
            <text:p>31 968,0000</text:p>
          </table:table-cell>
          <table:table-cell table:formula="of:=[.S107]-[.T107]" office:value-type="float" office:value="-31968" calcext:value-type="float">
            <text:p>-31968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St Ge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7" calcext:value-type="float">
            <text:p>1 00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108]+([.M108]/20)+([.N108]/240)" office:value-type="float" office:value="1.1" calcext:value-type="float">
            <text:p>1,1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107.7" calcext:value-type="float">
            <text:p>1 107,7000</text:p>
          </table:table-cell>
          <table:table-cell table:formula="of:=[.S108]-[.T108]" office:value-type="float" office:value="-1107.7" calcext:value-type="float">
            <text:p>-1107,7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09]+([.M109]/20)+([.N109]/240)" office:value-type="float" office:value="10" calcext:value-type="float">
            <text:p>1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600" calcext:value-type="float">
            <text:p>600,0000</text:p>
          </table:table-cell>
          <table:table-cell table:formula="of:=[.S109]-[.T10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4045" calcext:value-type="float">
            <text:p>124 04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10]+([.M110]/20)+([.N110]/240)" office:value-type="float" office:value="0.75" calcext:value-type="float">
            <text:p>0,75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93033.75" calcext:value-type="float">
            <text:p>93 033,7500</text:p>
          </table:table-cell>
          <table:table-cell table:formula="of:=[.S110]-[.T110]" office:value-type="float" office:value="-93033.75" calcext:value-type="float">
            <text:p>-93033,7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calada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11]+([.M111]/20)+([.N111]/240)" office:value-type="float" office:value="2.5" calcext:value-type="float">
            <text:p>2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05" calcext:value-type="float">
            <text:p>105,0000</text:p>
          </table:table-cell>
          <table:table-cell table:formula="of:=[.S111]-[.T111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guing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742" calcext:value-type="float">
            <text:p>7 7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2]+([.M112]/20)+([.N112]/240)" office:value-type="float" office:value="1.5" calcext:value-type="float">
            <text:p>1,5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1613" calcext:value-type="float">
            <text:p>11 613,0000</text:p>
          </table:table-cell>
          <table:table-cell table:formula="of:=[.S112]-[.T112]" office:value-type="float" office:value="-11613" calcext:value-type="float">
            <text:p>-11613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g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22" calcext:value-type="float">
            <text:p>1 1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13]+([.M113]/20)+([.N113]/240)" office:value-type="float" office:value="1" calcext:value-type="float">
            <text:p>1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122" calcext:value-type="float">
            <text:p>1 122,0000</text:p>
          </table:table-cell>
          <table:table-cell table:formula="of:=[.S113]-[.T113]" office:value-type="float" office:value="-1122" calcext:value-type="float">
            <text:p>-1122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14]+([.M114]/20)+([.N114]/240)" office:value-type="float" office:value="5" calcext:value-type="float">
            <text:p>5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75" calcext:value-type="float">
            <text:p>75,0000</text:p>
          </table:table-cell>
          <table:table-cell table:formula="of:=[.S114]-[.T114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'Hollande fine de 36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pièc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115]+([.M115]/20)+([.N115]/240)" office:value-type="float" office:value="180" calcext:value-type="float">
            <text:p>180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4680" calcext:value-type="float">
            <text:p>4 680,0000</text:p>
          </table:table-cell>
          <table:table-cell table:formula="of:=[.S115]-[.T115]" office:value-type="float" office:value="-4680" calcext:value-type="float">
            <text:p>-468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façon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16]+([.M116]/20)+([.N116]/240)" office:value-type="float" office:value="3.5" calcext:value-type="float">
            <text:p>3,5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008" calcext:value-type="float">
            <text:p>1 008,0000</text:p>
          </table:table-cell>
          <table:table-cell table:formula="of:=[.S116]-[.T116]" office:value-type="float" office:value="-1008" calcext:value-type="float">
            <text:p>-1008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700" calcext:value-type="float">
            <text:p>9 700,00</text:p>
          </table:table-cell>
          <table:table-cell office:value-type="string" calcext:value-type="string">
            <text:p>var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17]+([.M117]/20)+([.N117]/240)" office:value-type="float" office:value="2.5" calcext:value-type="float">
            <text:p>2,5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24250" calcext:value-type="float">
            <text:p>24 250,0000</text:p>
          </table:table-cell>
          <table:table-cell table:formula="of:=[.S117]-[.T117]" office:value-type="float" office:value="-24250" calcext:value-type="float">
            <text:p>-24250</text:p>
          </table:table-cell>
          <table:table-cell office:value-type="string" calcext:value-type="string">
            <text:p>unité de quantité inconnue</text:p>
          </table:table-cell>
          <table:table-cell table:number-columns-repeated="100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856" calcext:value-type="float">
            <text:p>6 85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18]+([.M118]/20)+([.N118]/240)" office:value-type="float" office:value="2.25" calcext:value-type="float">
            <text:p>2,25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5426" calcext:value-type="float">
            <text:p>15 426,0000</text:p>
          </table:table-cell>
          <table:table-cell table:formula="of:=[.S118]-[.T118]" office:value-type="float" office:value="-15426" calcext:value-type="float">
            <text:p>-15426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4.5" calcext:value-type="float">
            <text:p>204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19]+([.M119]/20)+([.N119]/240)" office:value-type="float" office:value="2.25" calcext:value-type="float">
            <text:p>2,25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460.125" calcext:value-type="float">
            <text:p>460,1250</text:p>
          </table:table-cell>
          <table:table-cell table:formula="of:=[.S119]-[.T119]" office:value-type="float" office:value="-460.125" calcext:value-type="float">
            <text:p>-460,13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90" calcext:value-type="float">
            <text:p>59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20]+([.M120]/20)+([.N120]/240)" office:value-type="float" office:value="40" calcext:value-type="float">
            <text:p>4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3600" calcext:value-type="float">
            <text:p>23 600,0000</text:p>
          </table:table-cell>
          <table:table-cell table:formula="of:=[.S120]-[.T120]" office:value-type="float" office:value="-23600" calcext:value-type="float">
            <text:p>-2360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20.5" calcext:value-type="float">
            <text:p>720,5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21]+([.M121]/20)+([.N121]/240)" office:value-type="float" office:value="30" calcext:value-type="float">
            <text:p>30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21615" calcext:value-type="float">
            <text:p>21 615,0000</text:p>
          </table:table-cell>
          <table:table-cell table:formula="of:=[.S121]-[.T121]" office:value-type="float" office:value="-21615" calcext:value-type="float">
            <text:p>-21615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22]+([.M122]/20)+([.N122]/240)" office:value-type="float" office:value="60" calcext:value-type="float">
            <text:p>6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60" calcext:value-type="float">
            <text:p>360,0000</text:p>
          </table:table-cell>
          <table:table-cell table:formula="of:=[.S122]-[.T12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toile peinte en camaje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123]+([.M123]/20)+([.N123]/240)" office:value-type="float" office:value="45" calcext:value-type="float">
            <text:p>45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50" calcext:value-type="float">
            <text:p>450,0000</text:p>
          </table:table-cell>
          <table:table-cell table:formula="of:=[.S123]-[.T123]" office:value-type="float" office:value="-450" calcext:value-type="float">
            <text:p>-450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roy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24]+([.M124]/20)+([.N124]/240)" office:value-type="float" office:value="3" calcext:value-type="float">
            <text:p>3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675" calcext:value-type="float">
            <text:p>675,0000</text:p>
          </table:table-cell>
          <table:table-cell table:formula="of:=[.S124]-[.T124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elo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au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25]+([.M125]/20)+([.N125]/240)" office:value-type="float" office:value="24" calcext:value-type="float">
            <text:p>24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72" calcext:value-type="float">
            <text:p>72,0000</text:p>
          </table:table-cell>
          <table:table-cell table:formula="of:=[.S125]-[.T125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elour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26]+([.M126]/20)+([.N126]/240)" office:value-type="float" office:value="40" calcext:value-type="float">
            <text:p>4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3400" calcext:value-type="float">
            <text:p>3 400,0000</text:p>
          </table:table-cell>
          <table:table-cell table:formula="of:=[.S126]-[.T126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quin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127]+([.M127]/20)+([.N127]/240)" office:value-type="float" office:value="0" calcext:value-type="float">
            <text:p>0,00000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table:formula="of:=[.P127]+0.05*[.Q127]+[.R127]/240" office:value-type="float" office:value="1058" calcext:value-type="float">
            <text:p>1058</text:p>
          </table:table-cell>
          <table:table-cell table:formula="of:=[.J127]*[.O127]" office:value-type="float" office:value="0" calcext:value-type="float">
            <text:p>0,0000</text:p>
          </table:table-cell>
          <table:table-cell table:formula="of:=[.S127]-[.T127]" office:value-type="float" office:value="1058" calcext:value-type="float">
            <text:p>1058</text:p>
          </table:table-cell>
          <table:table-cell office:value-type="string" calcext:value-type="string">
            <text:p>valeur de 105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291960" calcext:value-type="float">
            <text:p>291 9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28]+([.M128]/20)+([.N128]/240)" office:value-type="float" office:value="1" calcext:value-type="float">
            <text:p>1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291960" calcext:value-type="float">
            <text:p>291 960,0000</text:p>
          </table:table-cell>
          <table:table-cell table:formula="of:=[.S128]-[.T128]" office:value-type="float" office:value="-291960" calcext:value-type="float">
            <text:p>-29196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table:number-columns-repeated="5"/>
          <table:table-cell table:style-name="ce21" table:formula="of:=[.L129]+([.M129]/20)+([.N129]/240)" office:value-type="float" office:value="0" calcext:value-type="float">
            <text:p>0,00000</text:p>
          </table:table-cell>
          <table:table-cell office:value-type="float" office:value="7609" calcext:value-type="float">
            <text:p>760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P129]+0.05*[.Q129]+[.R129]/240" office:value-type="float" office:value="7609.7" calcext:value-type="float">
            <text:p>7609,7</text:p>
          </table:table-cell>
          <table:table-cell table:formula="of:=[.J129]*[.O129]" office:value-type="float" office:value="0" calcext:value-type="float">
            <text:p>0,0000</text:p>
          </table:table-cell>
          <table:table-cell table:formula="of:=[.S129]-[.T129]" office:value-type="float" office:value="7609.7" calcext:value-type="float">
            <text:p>7609,7</text:p>
          </table:table-cell>
          <table:table-cell office:value-type="string" calcext:value-type="string">
            <text:p>valeur de 609 L 14 S cy</text:p>
          </table:table-cell>
          <table:table-cell table:number-columns-repeated="100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</text:p>
          </table:table-cell>
          <table:table-cell office:value-type="float" office:value="3698" calcext:value-type="float">
            <text:p>3 69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30]+([.M130]/20)+([.N130]/240)" office:value-type="float" office:value="3" calcext:value-type="float">
            <text:p>3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1094" calcext:value-type="float">
            <text:p>11 094,0000</text:p>
          </table:table-cell>
          <table:table-cell table:formula="of:=[.S130]-[.T130]" office:value-type="float" office:value="-11094" calcext:value-type="float">
            <text:p>-11094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ntimo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06" calcext:value-type="float">
            <text:p>8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31]+([.M131]/20)+([.N131]/240)" office:value-type="float" office:value="0.6" calcext:value-type="float">
            <text:p>0,6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483.6" calcext:value-type="float">
            <text:p>483,6000</text:p>
          </table:table-cell>
          <table:table-cell table:formula="of:=[.S131]-[.T131]" office:value-type="float" office:value="-483.6" calcext:value-type="float">
            <text:p>-483,6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rmois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pièces</text:p>
          </table:table-cell>
          <table:table-cell office:value-type="float" office:value="42.5" calcext:value-type="float">
            <text:p>42,500</text:p>
          </table:table-cell>
          <table:table-cell table:number-columns-repeated="2"/>
          <table:table-cell table:style-name="ce21" table:formula="of:=[.L132]+([.M132]/20)+([.N132]/240)" office:value-type="float" office:value="42.5" calcext:value-type="float">
            <text:p>42,5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3782.5" calcext:value-type="float">
            <text:p>3 782,5000</text:p>
          </table:table-cell>
          <table:table-cell table:formula="of:=[.S132]-[.T132]" office:value-type="float" office:value="-3782.5" calcext:value-type="float">
            <text:p>-3782,5</text:p>
          </table:table-cell>
          <table:table-cell office:value-type="string" calcext:value-type="string">
            <text:p>À 40 à 45 L</text:p>
          </table:table-cell>
          <table:table-cell table:number-columns-repeated="100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33]+([.M133]/20)+([.N133]/240)" office:value-type="float" office:value="24" calcext:value-type="float">
            <text:p>24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688" calcext:value-type="float">
            <text:p>2 688,0000</text:p>
          </table:table-cell>
          <table:table-cell table:formula="of:=[.S133]-[.T133]" office:value-type="float" office:value="-2688" calcext:value-type="float">
            <text:p>-2688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57" calcext:value-type="float">
            <text:p>3 057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34]+([.M134]/20)+([.N134]/240)" office:value-type="float" office:value="3" calcext:value-type="float">
            <text:p>3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9171" calcext:value-type="float">
            <text:p>9 171,0000</text:p>
          </table:table-cell>
          <table:table-cell table:formula="of:=[.S134]-[.T134]" office:value-type="float" office:value="-9171" calcext:value-type="float">
            <text:p>-9171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table:number-columns-repeated="5"/>
          <table:table-cell table:style-name="ce21" table:formula="of:=[.L135]+([.M135]/20)+([.N135]/240)" office:value-type="float" office:value="0" calcext:value-type="float">
            <text:p>0,000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[.P135]+0.05*[.Q135]+[.R135]/240" office:value-type="float" office:value="220" calcext:value-type="float">
            <text:p>220</text:p>
          </table:table-cell>
          <table:table-cell table:formula="of:=[.J135]*[.O135]" office:value-type="float" office:value="0" calcext:value-type="float">
            <text:p>0,0000</text:p>
          </table:table-cell>
          <table:table-cell table:formula="of:=[.S135]-[.T135]" office:value-type="float" office:value="220" calcext:value-type="float">
            <text:p>220</text:p>
          </table:table-cell>
          <table:table-cell office:value-type="string" calcext:value-type="string">
            <text:p>valeur de 2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3054" calcext:value-type="float">
            <text:p>93 0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36]+([.M136]/20)+([.N136]/240)" office:value-type="float" office:value="0.35" calcext:value-type="float">
            <text:p>0,35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32568.9" calcext:value-type="float">
            <text:p>32 568,9000</text:p>
          </table:table-cell>
          <table:table-cell table:formula="of:=[.S136]-[.T136]" office:value-type="float" office:value="-32568.9" calcext:value-type="float">
            <text:p>-32568,9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500" calcext:value-type="float">
            <text:p>17 500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1" table:formula="of:=[.L137]+([.M137]/20)+([.N137]/240)" office:value-type="float" office:value="0.14" calcext:value-type="float">
            <text:p>0,14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2450" calcext:value-type="float">
            <text:p>2 450,0000</text:p>
          </table:table-cell>
          <table:table-cell table:formula="of:=[.S137]-[.T137]" office:value-type="float" office:value="-2450" calcext:value-type="float">
            <text:p>-2450</text:p>
          </table:table-cell>
          <table:table-cell office:value-type="string" calcext:value-type="string">
            <text:p>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7671" calcext:value-type="float">
            <text:p>77 6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8]+([.M138]/20)+([.N138]/240)" office:value-type="float" office:value="1" calcext:value-type="float">
            <text:p>1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77671" calcext:value-type="float">
            <text:p>77 671,0000</text:p>
          </table:table-cell>
          <table:table-cell table:formula="of:=[.S138]-[.T138]" office:value-type="float" office:value="-77671" calcext:value-type="float">
            <text:p>-77671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mp fl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table:formula="of:=[.L139]+([.M139]/20)+([.N139]/240)" office:value-type="float" office:value="4.6" calcext:value-type="float">
            <text:p>4,6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358.8" calcext:value-type="float">
            <text:p>358,8000</text:p>
          </table:table-cell>
          <table:table-cell table:formula="of:=[.S139]-[.T139]" office:value-type="float" office:value="-358.8" calcext:value-type="float">
            <text:p>-358,8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40]+([.M140]/20)+([.N140]/240)" office:value-type="float" office:value="0.4" calcext:value-type="float">
            <text:p>0,4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520" calcext:value-type="float">
            <text:p>520,0000</text:p>
          </table:table-cell>
          <table:table-cell table:formula="of:=[.S140]-[.T140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9" office:value-type="string" calcext:value-type="string">
            <text:p>chapeaux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en nombre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41]+([.M141]/20)+([.N141]/240)" office:value-type="float" office:value="16" calcext:value-type="float">
            <text:p>16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784" calcext:value-type="float">
            <text:p>784,0000</text:p>
          </table:table-cell>
          <table:table-cell table:formula="of:=[.S141]-[.T141]" office:value-type="float" office:value="-784" calcext:value-type="float">
            <text:p>-784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table:style-name="ce9" office:value-type="string" calcext:value-type="string">
            <text:p>cha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8" calcext:value-type="float">
            <text:p>188,00</text:p>
          </table:table-cell>
          <table:table-cell office:value-type="string" calcext:value-type="string">
            <text:p>en nombre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142]+([.M142]/20)+([.N142]/240)" office:value-type="float" office:value="9" calcext:value-type="float">
            <text:p>9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692" calcext:value-type="float">
            <text:p>1 692,0000</text:p>
          </table:table-cell>
          <table:table-cell table:formula="of:=[.S142]-[.T142]" office:value-type="float" office:value="-1692" calcext:value-type="float">
            <text:p>-1692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43]+([.M143]/20)+([.N143]/240)" office:value-type="float" office:value="12" calcext:value-type="float">
            <text:p>12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2184" calcext:value-type="float">
            <text:p>2 184,0000</text:p>
          </table:table-cell>
          <table:table-cell table:formula="of:=[.S143]-[.T143]" office:value-type="float" office:value="-2184" calcext:value-type="float">
            <text:p>-218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80" calcext:value-type="float">
            <text:p>10 080,00</text:p>
          </table:table-cell>
          <table:table-cell office:value-type="string" calcext:value-type="string">
            <text:p>bariqu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44]+([.M144]/20)+([.N144]/240)" office:value-type="float" office:value="12" calcext:value-type="float">
            <text:p>12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20960" calcext:value-type="float">
            <text:p>120 960,0000</text:p>
          </table:table-cell>
          <table:table-cell table:formula="of:=[.S144]-[.T144]" office:value-type="float" office:value="-120960" calcext:value-type="float">
            <text:p>-12096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usson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45]+([.M145]/20)+([.N145]/240)" office:value-type="float" office:value="0.6" calcext:value-type="float">
            <text:p>0,6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21.6" calcext:value-type="float">
            <text:p>21,6000</text:p>
          </table:table-cell>
          <table:table-cell table:formula="of:=[.S145]-[.T145]" office:value-type="float" office:value="-21.6" calcext:value-type="float">
            <text:p>-21,6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35" calcext:value-type="float">
            <text:p>235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46]+([.M146]/20)+([.N146]/240)" office:value-type="float" office:value="24" calcext:value-type="float">
            <text:p>24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5640" calcext:value-type="float">
            <text:p>5 640,0000</text:p>
          </table:table-cell>
          <table:table-cell table:formula="of:=[.S146]-[.T146]" office:value-type="float" office:value="-5640" calcext:value-type="float">
            <text:p>-564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2" calcext:value-type="float">
            <text:p>172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47]+([.M147]/20)+([.N147]/240)" office:value-type="float" office:value="18" calcext:value-type="float">
            <text:p>18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3096" calcext:value-type="float">
            <text:p>3 096,0000</text:p>
          </table:table-cell>
          <table:table-cell table:formula="of:=[.S147]-[.T147]" office:value-type="float" office:value="-3096" calcext:value-type="float">
            <text:p>-3096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48]+([.M148]/20)+([.N148]/240)" office:value-type="float" office:value="26" calcext:value-type="float">
            <text:p>26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4082" calcext:value-type="float">
            <text:p>4 082,0000</text:p>
          </table:table-cell>
          <table:table-cell table:formula="of:=[.S148]-[.T148]" office:value-type="float" office:value="-4082" calcext:value-type="float">
            <text:p>-4082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itrons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49]+([.M149]/20)+([.N149]/240)" office:value-type="float" office:value="10" calcext:value-type="float">
            <text:p>10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980" calcext:value-type="float">
            <text:p>980,0000</text:p>
          </table:table-cell>
          <table:table-cell table:formula="of:=[.S149]-[.T149]" office:value-type="float" office:value="-980" calcext:value-type="float">
            <text:p>-98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496" calcext:value-type="float">
            <text:p>7 4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50]+([.M150]/20)+([.N150]/240)" office:value-type="float" office:value="0.25" calcext:value-type="float">
            <text:p>0,25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874" calcext:value-type="float">
            <text:p>1 874,0000</text:p>
          </table:table-cell>
          <table:table-cell table:formula="of:=[.S150]-[.T150]" office:value-type="float" office:value="-1874" calcext:value-type="float">
            <text:p>-1874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51]+([.M151]/20)+([.N151]/240)" office:value-type="float" office:value="0.75" calcext:value-type="float">
            <text:p>0,75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5" calcext:value-type="float">
            <text:p>15,0000</text:p>
          </table:table-cell>
          <table:table-cell table:formula="of:=[.S151]-[.T151]" office:value-type="float" office:value="-15" calcext:value-type="float">
            <text:p>-15</text:p>
          </table:table-cell>
          <table:table-cell office:value-type="string" calcext:value-type="string">
            <text:p>unité de quantité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32" calcext:value-type="float">
            <text:p>1 032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52]+([.M152]/20)+([.N152]/240)" office:value-type="float" office:value="15" calcext:value-type="float">
            <text:p>15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5480" calcext:value-type="float">
            <text:p>15 480,0000</text:p>
          </table:table-cell>
          <table:table-cell table:formula="of:=[.S152]-[.T152]" office:value-type="float" office:value="-15480" calcext:value-type="float">
            <text:p>-1548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53]+([.M153]/20)+([.N153]/240)" office:value-type="float" office:value="2" calcext:value-type="float">
            <text:p>2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48" calcext:value-type="float">
            <text:p>48,0000</text:p>
          </table:table-cell>
          <table:table-cell table:formula="of:=[.S153]-[.T153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d'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54]+([.M154]/20)+([.N154]/240)" office:value-type="float" office:value="30" calcext:value-type="float">
            <text:p>30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720" calcext:value-type="float">
            <text:p>720,0000</text:p>
          </table:table-cell>
          <table:table-cell table:formula="of:=[.S154]-[.T154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rass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157" calcext:value-type="float">
            <text:p>22 157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1" table:formula="of:=[.L155]+([.M155]/20)+([.N155]/240)" office:value-type="float" office:value="0.025" calcext:value-type="float">
            <text:p>0,025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553.925" calcext:value-type="float">
            <text:p>553,9250</text:p>
          </table:table-cell>
          <table:table-cell table:formula="of:=[.S155]-[.T155]" office:value-type="float" office:value="-553.925" calcext:value-type="float">
            <text:p>-553,93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rava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56]+([.M156]/20)+([.N156]/240)" office:value-type="float" office:value="24" calcext:value-type="float">
            <text:p>24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200" calcext:value-type="float">
            <text:p>1 200,0000</text:p>
          </table:table-cell>
          <table:table-cell table:formula="of:=[.S156]-[.T156]" office:value-type="float" office:value="-1200" calcext:value-type="float">
            <text:p>-1200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genisses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11" calcext:value-type="float">
            <text:p>711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57]+([.M157]/20)+([.N157]/240)" office:value-type="float" office:value="8" calcext:value-type="float">
            <text:p>8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5688" calcext:value-type="float">
            <text:p>5 688,0000</text:p>
          </table:table-cell>
          <table:table-cell table:formula="of:=[.S157]-[.T157]" office:value-type="float" office:value="-5688" calcext:value-type="float">
            <text:p>-5688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vache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58]+([.M158]/20)+([.N158]/240)" office:value-type="float" office:value="12" calcext:value-type="float">
            <text:p>12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052" calcext:value-type="float">
            <text:p>2 052,0000</text:p>
          </table:table-cell>
          <table:table-cell table:formula="of:=[.S158]-[.T158]" office:value-type="float" office:value="-2052" calcext:value-type="float">
            <text:p>-2052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59]+([.M159]/20)+([.N159]/240)" office:value-type="float" office:value="1.5" calcext:value-type="float">
            <text:p>1,5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16" calcext:value-type="float">
            <text:p>216,0000</text:p>
          </table:table-cell>
          <table:table-cell table:formula="of:=[.S159]-[.T159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damas de 20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60]+([.M160]/20)+([.N160]/240)" office:value-type="float" office:value="12" calcext:value-type="float">
            <text:p>12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600" calcext:value-type="float">
            <text:p>600,0000</text:p>
          </table:table-cell>
          <table:table-cell table:formula="of:=[.S160]-[.T160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la reine de Hong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61]+([.M161]/20)+([.N161]/240)" office:value-type="float" office:value="1.5" calcext:value-type="float">
            <text:p>1,5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600" calcext:value-type="float">
            <text:p>600,0000</text:p>
          </table:table-cell>
          <table:table-cell table:formula="of:=[.S161]-[.T16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62]+([.M162]/20)+([.N162]/240)" office:value-type="float" office:value="3" calcext:value-type="float">
            <text:p>3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123" calcext:value-type="float">
            <text:p>123,0000</text:p>
          </table:table-cell>
          <table:table-cell table:formula="of:=[.S162]-[.T162]" office:value-type="float" office:value="-123" calcext:value-type="float">
            <text:p>-123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min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63]+([.M163]/20)+([.N163]/240)" office:value-type="float" office:value="1.5" calcext:value-type="float">
            <text:p>1,5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82.5" calcext:value-type="float">
            <text:p>82,5000</text:p>
          </table:table-cell>
          <table:table-cell table:formula="of:=[.S163]-[.T163]" office:value-type="float" office:value="-82.5" calcext:value-type="float">
            <text:p>-82,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7691" calcext:value-type="float">
            <text:p>107 6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64]+([.M164]/20)+([.N164]/240)" office:value-type="float" office:value="0.15" calcext:value-type="float">
            <text:p>0,15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6153.65" calcext:value-type="float">
            <text:p>16 153,6500</text:p>
          </table:table-cell>
          <table:table-cell table:formula="of:=[.S164]-[.T164]" office:value-type="float" office:value="-16153.65" calcext:value-type="float">
            <text:p>-16153,65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cou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3086" calcext:value-type="float">
            <text:p>43 0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65]+([.M165]/20)+([.N165]/240)" office:value-type="float" office:value="0.1" calcext:value-type="float">
            <text:p>0,1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308.6" calcext:value-type="float">
            <text:p>4 308,6000</text:p>
          </table:table-cell>
          <table:table-cell table:formula="of:=[.S165]-[.T165]" office:value-type="float" office:value="-4308.6" calcext:value-type="float">
            <text:p>-4308,6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a coudre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52" calcext:value-type="float">
            <text:p>1 8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66]+([.M166]/20)+([.N166]/240)" office:value-type="float" office:value="2.5" calcext:value-type="float">
            <text:p>2,5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4630" calcext:value-type="float">
            <text:p>4 630,0000</text:p>
          </table:table-cell>
          <table:table-cell table:formula="of:=[.S166]-[.T166]" office:value-type="float" office:value="-4630" calcext:value-type="float">
            <text:p>-463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40" calcext:value-type="float">
            <text:p>9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67]+([.M167]/20)+([.N167]/240)" office:value-type="float" office:value="3" calcext:value-type="float">
            <text:p>3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820" calcext:value-type="float">
            <text:p>2 820,0000</text:p>
          </table:table-cell>
          <table:table-cell table:formula="of:=[.S167]-[.T167]" office:value-type="float" office:value="-2820" calcext:value-type="float">
            <text:p>-282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9" calcext:value-type="float">
            <text:p>169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68]+([.M168]/20)+([.N168]/240)" office:value-type="float" office:value="15" calcext:value-type="float">
            <text:p>15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535" calcext:value-type="float">
            <text:p>2 535,0000</text:p>
          </table:table-cell>
          <table:table-cell table:formula="of:=[.S168]-[.T168]" office:value-type="float" office:value="-2535" calcext:value-type="float">
            <text:p>-2535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oul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69]+([.M169]/20)+([.N169]/240)" office:value-type="float" office:value="20" calcext:value-type="float">
            <text:p>2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800" calcext:value-type="float">
            <text:p>800,0000</text:p>
          </table:table-cell>
          <table:table-cell table:formula="of:=[.S169]-[.T16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1" table:formula="of:=[.L170]+([.M170]/20)+([.N170]/240)" office:value-type="float" office:value="0.24" calcext:value-type="float">
            <text:p>0,24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22.4" calcext:value-type="float">
            <text:p>122,4000</text:p>
          </table:table-cell>
          <table:table-cell table:formula="of:=[.S170]-[.T170]" office:value-type="float" office:value="-122.4" calcext:value-type="float">
            <text:p>-122,4</text:p>
          </table:table-cell>
          <table:table-cell office:value-type="string" calcext:value-type="string">
            <text:p>24 L %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8800" calcext:value-type="float">
            <text:p>88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71]+([.M171]/20)+([.N171]/240)" office:value-type="float" office:value="0.5" calcext:value-type="float">
            <text:p>0,5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44400" calcext:value-type="float">
            <text:p>44 400,0000</text:p>
          </table:table-cell>
          <table:table-cell table:formula="of:=[.S171]-[.T171]" office:value-type="float" office:value="-44400" calcext:value-type="float">
            <text:p>-4440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600" calcext:value-type="float">
            <text:p>6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72]+([.M172]/20)+([.N172]/240)" office:value-type="float" office:value="0.3" calcext:value-type="float">
            <text:p>0,3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980" calcext:value-type="float">
            <text:p>1 980,0000</text:p>
          </table:table-cell>
          <table:table-cell table:formula="of:=[.S172]-[.T172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uiné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73]+([.M173]/20)+([.N173]/240)" office:value-type="float" office:value="35" calcext:value-type="float">
            <text:p>35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0150" calcext:value-type="float">
            <text:p>10 150,0000</text:p>
          </table:table-cell>
          <table:table-cell table:formula="of:=[.S173]-[.T173]" office:value-type="float" office:value="-10150" calcext:value-type="float">
            <text:p>-1015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74]+([.M174]/20)+([.N174]/240)" office:value-type="float" office:value="1.5" calcext:value-type="float">
            <text:p>1,5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204" calcext:value-type="float">
            <text:p>204,0000</text:p>
          </table:table-cell>
          <table:table-cell table:formula="of:=[.S174]-[.T174]" office:value-type="float" office:value="-204" calcext:value-type="float">
            <text:p>-204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1" table:formula="of:=[.L175]+([.M175]/20)+([.N175]/240)" office:value-type="float" office:value="0.65" calcext:value-type="float">
            <text:p>0,65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9.5" calcext:value-type="float">
            <text:p>19,5000</text:p>
          </table:table-cell>
          <table:table-cell table:formula="of:=[.S175]-[.T175]" office:value-type="float" office:value="-19.5" calcext:value-type="float">
            <text:p>-19,5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54" calcext:value-type="float">
            <text:p>2 954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76]+([.M176]/20)+([.N176]/240)" office:value-type="float" office:value="24" calcext:value-type="float">
            <text:p>24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70896" calcext:value-type="float">
            <text:p>70 896,0000</text:p>
          </table:table-cell>
          <table:table-cell table:formula="of:=[.S176]-[.T176]" office:value-type="float" office:value="-70896" calcext:value-type="float">
            <text:p>-70896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77]+([.M177]/20)+([.N177]/240)" office:value-type="float" office:value="4" calcext:value-type="float">
            <text:p>4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672" calcext:value-type="float">
            <text:p>672,0000</text:p>
          </table:table-cell>
          <table:table-cell table:formula="of:=[.S177]-[.T177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upes de 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78]+([.M178]/20)+([.N178]/240)" office:value-type="float" office:value="6" calcext:value-type="float">
            <text:p>6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696" calcext:value-type="float">
            <text:p>696,0000</text:p>
          </table:table-cell>
          <table:table-cell table:formula="of:=[.S178]-[.T178]" office:value-type="float" office:value="-696" calcext:value-type="float">
            <text:p>-696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ac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496" calcext:value-type="float">
            <text:p>21 496,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79]+([.M179]/20)+([.N179]/240)" office:value-type="float" office:value="3" calcext:value-type="float">
            <text:p>3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64488" calcext:value-type="float">
            <text:p>64 488,0000</text:p>
          </table:table-cell>
          <table:table-cell table:formula="of:=[.S179]-[.T179]" office:value-type="float" office:value="-64488" calcext:value-type="float">
            <text:p>-64488</text:p>
          </table:table-cell>
          <table:table-cell office:value-type="string" calcext:value-type="string">
            <text:p>absence d'unité</text:p>
          </table:table-cell>
          <table:table-cell table:number-columns-repeated="100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lemole de 12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180]+([.M180]/20)+([.N180]/240)" office:value-type="float" office:value="48" calcext:value-type="float">
            <text:p>48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4400" calcext:value-type="float">
            <text:p>14 400,0000</text:p>
          </table:table-cell>
          <table:table-cell table:formula="of:=[.S180]-[.T180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table:number-columns-repeated="5"/>
          <table:table-cell table:style-name="ce21" table:formula="of:=[.L181]+([.M181]/20)+([.N181]/240)" office:value-type="float" office:value="0" calcext:value-type="float">
            <text:p>0,00000</text:p>
          </table:table-cell>
          <table:table-cell office:value-type="float" office:value="19342" calcext:value-type="float">
            <text:p>1934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P181]+0.05*[.Q181]+[.R181]/240" office:value-type="float" office:value="19342.7" calcext:value-type="float">
            <text:p>19342,7</text:p>
          </table:table-cell>
          <table:table-cell table:formula="of:=[.J181]*[.O181]" office:value-type="float" office:value="0" calcext:value-type="float">
            <text:p>0,0000</text:p>
          </table:table-cell>
          <table:table-cell table:formula="of:=[.S181]-[.T181]" office:value-type="float" office:value="19342.7" calcext:value-type="float">
            <text:p>19342,7</text:p>
          </table:table-cell>
          <table:table-cell office:value-type="string" calcext:value-type="string">
            <text:p>valeur de 19312 L 14 S cy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82]+([.M182]/20)+([.N182]/240)" office:value-type="float" office:value="40" calcext:value-type="float">
            <text:p>40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8000" calcext:value-type="float">
            <text:p>8 000,0000</text:p>
          </table:table-cell>
          <table:table-cell table:formula="of:=[.S182]-[.T182]" office:value-type="float" office:value="-8000" calcext:value-type="float">
            <text:p>-800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tiercon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183]+([.M183]/20)+([.N183]/240)" office:value-type="float" office:value="27" calcext:value-type="float">
            <text:p>27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08" calcext:value-type="float">
            <text:p>108,0000</text:p>
          </table:table-cell>
          <table:table-cell table:formula="of:=[.S183]-[.T183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04814" calcext:value-type="float">
            <text:p>1 404 8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84]+([.M184]/20)+([.N184]/240)" office:value-type="float" office:value="0.1" calcext:value-type="float">
            <text:p>0,1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140481.4" calcext:value-type="float">
            <text:p>140 481,4000</text:p>
          </table:table-cell>
          <table:table-cell table:formula="of:=[.S184]-[.T184]" office:value-type="float" office:value="-140481.4" calcext:value-type="float">
            <text:p>-140481,4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Beng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046" calcext:value-type="float">
            <text:p>8 046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85]+([.M185]/20)+([.N185]/240)" office:value-type="float" office:value="24" calcext:value-type="float">
            <text:p>24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93104" calcext:value-type="float">
            <text:p>193 104,0000</text:p>
          </table:table-cell>
          <table:table-cell table:formula="of:=[.S185]-[.T185]" office:value-type="float" office:value="-193104" calcext:value-type="float">
            <text:p>-193104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fil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20" calcext:value-type="float">
            <text:p>1 72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86]+([.M186]/20)+([.N186]/240)" office:value-type="float" office:value="3" calcext:value-type="float">
            <text:p>3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5160" calcext:value-type="float">
            <text:p>5 160,0000</text:p>
          </table:table-cell>
          <table:table-cell table:formula="of:=[.S186]-[.T186]" office:value-type="float" office:value="-5160" calcext:value-type="float">
            <text:p>-516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87]+([.M187]/20)+([.N187]/240)" office:value-type="float" office:value="15" calcext:value-type="float">
            <text:p>15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80" calcext:value-type="float">
            <text:p>180,0000</text:p>
          </table:table-cell>
          <table:table-cell table:formula="of:=[.S187]-[.T187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Roue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88]+([.M188]/20)+([.N188]/240)" office:value-type="float" office:value="15" calcext:value-type="float">
            <text:p>15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270" calcext:value-type="float">
            <text:p>270,0000</text:p>
          </table:table-cell>
          <table:table-cell table:formula="of:=[.S188]-[.T188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souc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89]+([.M189]/20)+([.N189]/240)" office:value-type="float" office:value="24" calcext:value-type="float">
            <text:p>24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920" calcext:value-type="float">
            <text:p>1 920,0000</text:p>
          </table:table-cell>
          <table:table-cell table:formula="of:=[.S189]-[.T189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90]+([.M190]/20)+([.N190]/240)" office:value-type="float" office:value="30" calcext:value-type="float">
            <text:p>3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660" calcext:value-type="float">
            <text:p>660,0000</text:p>
          </table:table-cell>
          <table:table-cell table:formula="of:=[.S190]-[.T190]" office:value-type="float" office:value="-660" calcext:value-type="float">
            <text:p>-66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lins de 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table:formula="of:=[.L191]+([.M191]/20)+([.N191]/240)" office:value-type="float" office:value="5.2" calcext:value-type="float">
            <text:p>5,2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6" calcext:value-type="float">
            <text:p>26,0000</text:p>
          </table:table-cell>
          <table:table-cell table:formula="of:=[.S191]-[.T191]" office:value-type="float" office:value="-26" calcext:value-type="float">
            <text:p>-26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328" calcext:value-type="float">
            <text:p>9 32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92]+([.M192]/20)+([.N192]/240)" office:value-type="float" office:value="2.5" calcext:value-type="float">
            <text:p>2,5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23320" calcext:value-type="float">
            <text:p>23 320,0000</text:p>
          </table:table-cell>
          <table:table-cell table:formula="of:=[.S192]-[.T192]" office:value-type="float" office:value="-23320" calcext:value-type="float">
            <text:p>-2332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227" calcext:value-type="float">
            <text:p>10 227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93]+([.M193]/20)+([.N193]/240)" office:value-type="float" office:value="4" calcext:value-type="float">
            <text:p>4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40908" calcext:value-type="float">
            <text:p>40 908,0000</text:p>
          </table:table-cell>
          <table:table-cell table:formula="of:=[.S193]-[.T193]" office:value-type="float" office:value="-40908" calcext:value-type="float">
            <text:p>-40908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ram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194]+([.M194]/20)+([.N194]/240)" office:value-type="float" office:value="2" calcext:value-type="float">
            <text:p>2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960" calcext:value-type="float">
            <text:p>960,0000</text:p>
          </table:table-cell>
          <table:table-cell table:formula="of:=[.S194]-[.T194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46" calcext:value-type="float">
            <text:p>546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5]+([.M195]/20)+([.N195]/240)" office:value-type="float" office:value="6" calcext:value-type="float">
            <text:p>6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3276" calcext:value-type="float">
            <text:p>3 276,0000</text:p>
          </table:table-cell>
          <table:table-cell table:formula="of:=[.S195]-[.T195]" office:value-type="float" office:value="-3276" calcext:value-type="float">
            <text:p>-3276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96]+([.M196]/20)+([.N196]/240)" office:value-type="float" office:value="10" calcext:value-type="float">
            <text:p>10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980" calcext:value-type="float">
            <text:p>980,0000</text:p>
          </table:table-cell>
          <table:table-cell table:formula="of:=[.S196]-[.T196]" office:value-type="float" office:value="-980" calcext:value-type="float">
            <text:p>-98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d'embal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800" calcext:value-type="float">
            <text:p>9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97]+([.M197]/20)+([.N197]/240)" office:value-type="float" office:value="0.15" calcext:value-type="float">
            <text:p>0,15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470" calcext:value-type="float">
            <text:p>1 470,0000</text:p>
          </table:table-cell>
          <table:table-cell table:formula="of:=[.S197]-[.T197]" office:value-type="float" office:value="-1470" calcext:value-type="float">
            <text:p>-147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d'envelop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98]+([.M198]/20)+([.N198]/240)" office:value-type="float" office:value="100" calcext:value-type="float">
            <text:p>100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3000" calcext:value-type="float">
            <text:p>3 000,0000</text:p>
          </table:table-cell>
          <table:table-cell table:formula="of:=[.S198]-[.T198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à l'é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88" calcext:value-type="float">
            <text:p>3 888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9]+([.M199]/20)+([.N199]/240)" office:value-type="float" office:value="6" calcext:value-type="float">
            <text:p>6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23328" calcext:value-type="float">
            <text:p>23 328,0000</text:p>
          </table:table-cell>
          <table:table-cell table:formula="of:=[.S199]-[.T199]" office:value-type="float" office:value="-23328" calcext:value-type="float">
            <text:p>-23328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633" calcext:value-type="float">
            <text:p>16 633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00]+([.M200]/20)+([.N200]/240)" office:value-type="float" office:value="12" calcext:value-type="float">
            <text:p>12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99596" calcext:value-type="float">
            <text:p>199 596,0000</text:p>
          </table:table-cell>
          <table:table-cell table:formula="of:=[.S200]-[.T200]" office:value-type="float" office:value="-199596" calcext:value-type="float">
            <text:p>-199596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chevreu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62" calcext:value-type="float">
            <text:p>562,00</text:p>
          </table:table-cell>
          <table:table-cell office:value-type="string" calcext:value-type="string">
            <text:p>peaux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01]+([.M201]/20)+([.N201]/240)" office:value-type="float" office:value="3" calcext:value-type="float">
            <text:p>3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686" calcext:value-type="float">
            <text:p>1 686,0000</text:p>
          </table:table-cell>
          <table:table-cell table:formula="of:=[.S201]-[.T201]" office:value-type="float" office:value="-1686" calcext:value-type="float">
            <text:p>-1686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eau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00" calcext:value-type="float">
            <text:p>3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02]+([.M202]/20)+([.N202]/240)" office:value-type="float" office:value="0.5" calcext:value-type="float">
            <text:p>0,5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900" calcext:value-type="float">
            <text:p>1 900,0000</text:p>
          </table:table-cell>
          <table:table-cell table:formula="of:=[.S202]-[.T202]" office:value-type="float" office:value="-1900" calcext:value-type="float">
            <text:p>-190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eau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23" calcext:value-type="float">
            <text:p>1 523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03]+([.M203]/20)+([.N203]/240)" office:value-type="float" office:value="24" calcext:value-type="float">
            <text:p>24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36552" calcext:value-type="float">
            <text:p>36 552,0000</text:p>
          </table:table-cell>
          <table:table-cell table:formula="of:=[.S203]-[.T203]" office:value-type="float" office:value="-36552" calcext:value-type="float">
            <text:p>-36552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321" calcext:value-type="float">
            <text:p>6 3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04]+([.M204]/20)+([.N204]/240)" office:value-type="float" office:value="0.25" calcext:value-type="float">
            <text:p>0,25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580.25" calcext:value-type="float">
            <text:p>1 580,2500</text:p>
          </table:table-cell>
          <table:table-cell table:formula="of:=[.S204]-[.T204]" office:value-type="float" office:value="-1580.25" calcext:value-type="float">
            <text:p>-1580,2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05]+([.M205]/20)+([.N205]/240)" office:value-type="float" office:value="0.3" calcext:value-type="float">
            <text:p>0,3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50" calcext:value-type="float">
            <text:p>150,0000</text:p>
          </table:table-cell>
          <table:table-cell table:formula="of:=[.S205]-[.T20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ck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06]+([.M206]/20)+([.N206]/240)" office:value-type="float" office:value="0.5" calcext:value-type="float">
            <text:p>0,5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15" calcext:value-type="float">
            <text:p>15,0000</text:p>
          </table:table-cell>
          <table:table-cell table:formula="of:=[.S206]-[.T206]" office:value-type="float" office:value="-15" calcext:value-type="float">
            <text:p>-15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07]+([.M207]/20)+([.N207]/240)" office:value-type="float" office:value="2.5" calcext:value-type="float">
            <text:p>2,5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75" calcext:value-type="float">
            <text:p>75,0000</text:p>
          </table:table-cell>
          <table:table-cell table:formula="of:=[.S207]-[.T207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44" calcext:value-type="float">
            <text:p>644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08]+([.M208]/20)+([.N208]/240)" office:value-type="float" office:value="18" calcext:value-type="float">
            <text:p>18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1592" calcext:value-type="float">
            <text:p>11 592,0000</text:p>
          </table:table-cell>
          <table:table-cell table:formula="of:=[.S208]-[.T208]" office:value-type="float" office:value="-11592" calcext:value-type="float">
            <text:p>-11592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09]+([.M209]/20)+([.N209]/240)" office:value-type="float" office:value="20" calcext:value-type="float">
            <text:p>20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500" calcext:value-type="float">
            <text:p>500,0000</text:p>
          </table:table-cell>
          <table:table-cell table:formula="of:=[.S209]-[.T209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60" calcext:value-type="float">
            <text:p>2 16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21" table:formula="of:=[.L210]+([.M210]/20)+([.N210]/240)" office:value-type="float" office:value="0.4" calcext:value-type="float">
            <text:p>0,4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864" calcext:value-type="float">
            <text:p>864,0000</text:p>
          </table:table-cell>
          <table:table-cell table:formula="of:=[.S210]-[.T210]" office:value-type="float" office:value="-864" calcext:value-type="float">
            <text:p>-864</text:p>
          </table:table-cell>
          <table:table-cell office:value-type="string" calcext:value-type="string">
            <text:p>À 4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el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" calcext:value-type="float">
            <text:p>40,00</text:p>
          </table:table-cell>
          <table:table-cell table:style-name="ce16" office:value-type="string" calcext:value-type="string">
            <text:p>tonneaux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11]+([.M211]/20)+([.N211]/240)" office:value-type="float" office:value="26" calcext:value-type="float">
            <text:p>26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040" calcext:value-type="float">
            <text:p>1 040,0000</text:p>
          </table:table-cell>
          <table:table-cell table:formula="of:=[.S211]-[.T211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el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" calcext:value-type="float">
            <text:p>8,00</text:p>
          </table:table-cell>
          <table:table-cell table:style-name="ce16" office:value-type="string" calcext:value-type="string">
            <text:p>muid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212]+([.M212]/20)+([.N212]/240)" office:value-type="float" office:value="26" calcext:value-type="float">
            <text:p>26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08" calcext:value-type="float">
            <text:p>208,0000</text:p>
          </table:table-cell>
          <table:table-cell table:formula="of:=[.S212]-[.T212]" office:value-type="float" office:value="-208" calcext:value-type="float">
            <text:p>-208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erg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4" calcext:value-type="float">
            <text:p>19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13]+([.M213]/20)+([.N213]/240)" office:value-type="float" office:value="1.5" calcext:value-type="float">
            <text:p>1,5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291" calcext:value-type="float">
            <text:p>291,0000</text:p>
          </table:table-cell>
          <table:table-cell table:formula="of:=[.S213]-[.T213]" office:value-type="float" office:value="-291" calcext:value-type="float">
            <text:p>-291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525" calcext:value-type="float">
            <text:p>45 5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214]+([.M214]/20)+([.N214]/240)" office:value-type="float" office:value="0.15" calcext:value-type="float">
            <text:p>0,15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6828.75" calcext:value-type="float">
            <text:p>6 828,7500</text:p>
          </table:table-cell>
          <table:table-cell table:formula="of:=[.S214]-[.T214]" office:value-type="float" office:value="-6828.75" calcext:value-type="float">
            <text:p>-6828,75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23" calcext:value-type="float">
            <text:p>1 923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15]+([.M215]/20)+([.N215]/240)" office:value-type="float" office:value="4" calcext:value-type="float">
            <text:p>4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7692" calcext:value-type="float">
            <text:p>7 692,0000</text:p>
          </table:table-cell>
          <table:table-cell table:formula="of:=[.S215]-[.T215]" office:value-type="float" office:value="-7692" calcext:value-type="float">
            <text:p>-7692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ye ta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56" calcext:value-type="float">
            <text:p>3 556,00</text:p>
          </table:table-cell>
          <table:table-cell office:value-type="string" calcext:value-type="string">
            <text:p>livr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216]+([.M216]/20)+([.N216]/240)" office:value-type="float" office:value="16" calcext:value-type="float">
            <text:p>16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56896" calcext:value-type="float">
            <text:p>56 896,0000</text:p>
          </table:table-cell>
          <table:table-cell table:formula="of:=[.S216]-[.T216]" office:value-type="float" office:value="-56896" calcext:value-type="float">
            <text:p>-56896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9575" calcext:value-type="float">
            <text:p>509 5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17]+([.M217]/20)+([.N217]/240)" office:value-type="float" office:value="0.35" calcext:value-type="float">
            <text:p>0,35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78351.25" calcext:value-type="float">
            <text:p>178 351,2500</text:p>
          </table:table-cell>
          <table:table-cell table:formula="of:=[.S217]-[.T217]" office:value-type="float" office:value="-178351.25" calcext:value-type="float">
            <text:p>-178351,25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18]+([.M218]/20)+([.N218]/240)" office:value-type="float" office:value="0.75" calcext:value-type="float">
            <text:p>0,75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55.5" calcext:value-type="float">
            <text:p>55,5000</text:p>
          </table:table-cell>
          <table:table-cell table:formula="of:=[.S218]-[.T218]" office:value-type="float" office:value="-55.5" calcext:value-type="float">
            <text:p>-55,5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2061" calcext:value-type="float">
            <text:p>62 0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19]+([.M219]/20)+([.N219]/240)" office:value-type="float" office:value="0.5" calcext:value-type="float">
            <text:p>0,5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31030.5" calcext:value-type="float">
            <text:p>31 030,5000</text:p>
          </table:table-cell>
          <table:table-cell table:formula="of:=[.S219]-[.T219]" office:value-type="float" office:value="-31030.5" calcext:value-type="float">
            <text:p>-31030,5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55156" calcext:value-type="float">
            <text:p>655 1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20]+([.M220]/20)+([.N220]/240)" office:value-type="float" office:value="0.3" calcext:value-type="float">
            <text:p>0,3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96546.8" calcext:value-type="float">
            <text:p>196 546,8000</text:p>
          </table:table-cell>
          <table:table-cell table:formula="of:=[.S220]-[.T220]" office:value-type="float" office:value="-196546.8" calcext:value-type="float">
            <text:p>-196546,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fris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21]+([.M221]/20)+([.N221]/240)" office:value-type="float" office:value="0.4" calcext:value-type="float">
            <text:p>0,4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32" calcext:value-type="float">
            <text:p>32,0000</text:p>
          </table:table-cell>
          <table:table-cell table:formula="of:=[.S221]-[.T221]" office:value-type="float" office:value="-32" calcext:value-type="float">
            <text:p>-32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581.5" calcext:value-type="float">
            <text:p>7 581,5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22]+([.M222]/20)+([.N222]/240)" office:value-type="float" office:value="2" calcext:value-type="float">
            <text:p>2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15163" calcext:value-type="float">
            <text:p>15 163,0000</text:p>
          </table:table-cell>
          <table:table-cell table:formula="of:=[.S222]-[.T222]" office:value-type="float" office:value="-15163" calcext:value-type="float">
            <text:p>-15163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ereben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581" calcext:value-type="float">
            <text:p>14 581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21" table:formula="of:=[.L223]+([.M223]/20)+([.N223]/240)" office:value-type="float" office:value="0.5" calcext:value-type="float">
            <text:p>0,5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7290.5" calcext:value-type="float">
            <text:p>7 290,5000</text:p>
          </table:table-cell>
          <table:table-cell table:formula="of:=[.S223]-[.T223]" office:value-type="float" office:value="-7290.5" calcext:value-type="float">
            <text:p>-7290,5</text:p>
          </table:table-cell>
          <table:table-cell office:value-type="string" calcext:value-type="string">
            <text:p>5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erebent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61" calcext:value-type="float">
            <text:p>1 161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24]+([.M224]/20)+([.N224]/240)" office:value-type="float" office:value="50" calcext:value-type="float">
            <text:p>50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58050" calcext:value-type="float">
            <text:p>58 050,0000</text:p>
          </table:table-cell>
          <table:table-cell table:formula="of:=[.S224]-[.T224]" office:value-type="float" office:value="-58050" calcext:value-type="float">
            <text:p>-5805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38" calcext:value-type="float">
            <text:p>1 738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25]+([.M225]/20)+([.N225]/240)" office:value-type="float" office:value="3" calcext:value-type="float">
            <text:p>3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5214" calcext:value-type="float">
            <text:p>5 214,0000</text:p>
          </table:table-cell>
          <table:table-cell table:formula="of:=[.S225]-[.T225]" office:value-type="float" office:value="-5214" calcext:value-type="float">
            <text:p>-5214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pièces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1" table:formula="of:=[.L226]+([.M226]/20)+([.N226]/240)" office:value-type="float" office:value="48" calcext:value-type="float">
            <text:p>48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2160" calcext:value-type="float">
            <text:p>2 160,0000</text:p>
          </table:table-cell>
          <table:table-cell table:formula="of:=[.S226]-[.T226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27]+([.M227]/20)+([.N227]/240)" office:value-type="float" office:value="4" calcext:value-type="float">
            <text:p>4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672" calcext:value-type="float">
            <text:p>672,0000</text:p>
          </table:table-cell>
          <table:table-cell table:formula="of:=[.S227]-[.T227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car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28]+([.M228]/20)+([.N228]/240)" office:value-type="float" office:value="40" calcext:value-type="float">
            <text:p>4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360" calcext:value-type="float">
            <text:p>1 360,0000</text:p>
          </table:table-cell>
          <table:table-cell table:formula="of:=[.S228]-[.T228]" office:value-type="float" office:value="-1360" calcext:value-type="float">
            <text:p>-136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468" calcext:value-type="float">
            <text:p>3 46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229]+([.M229]/20)+([.N229]/240)" office:value-type="float" office:value="0.85" calcext:value-type="float">
            <text:p>0,85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2947.8" calcext:value-type="float">
            <text:p>2 947,8000</text:p>
          </table:table-cell>
          <table:table-cell table:formula="of:=[.S229]-[.T229]" office:value-type="float" office:value="-2947.8" calcext:value-type="float">
            <text:p>-2947,8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30]+([.M230]/20)+([.N230]/240)" office:value-type="float" office:value="0.75" calcext:value-type="float">
            <text:p>0,75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450" calcext:value-type="float">
            <text:p>450,0000</text:p>
          </table:table-cell>
          <table:table-cell table:formula="of:=[.S230]-[.T23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ée large de 40 a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231]+([.M231]/20)+([.N231]/240)" office:value-type="float" office:value="1.3" calcext:value-type="float">
            <text:p>1,3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845" calcext:value-type="float">
            <text:p>845,0000</text:p>
          </table:table-cell>
          <table:table-cell table:formula="of:=[.S231]-[.T231]" office:value-type="float" office:value="-845" calcext:value-type="float">
            <text:p>-845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9434" calcext:value-type="float">
            <text:p>49 4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232]+([.M232]/20)+([.N232]/240)" office:value-type="float" office:value="1.3" calcext:value-type="float">
            <text:p>1,3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64264.2" calcext:value-type="float">
            <text:p>64 264,2000</text:p>
          </table:table-cell>
          <table:table-cell table:formula="of:=[.S232]-[.T232]" office:value-type="float" office:value="-64264.2" calcext:value-type="float">
            <text:p>-64264,2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85" calcext:value-type="float">
            <text:p>98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33]+([.M233]/20)+([.N233]/240)" office:value-type="float" office:value="1" calcext:value-type="float">
            <text:p>1,0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985" calcext:value-type="float">
            <text:p>985,0000</text:p>
          </table:table-cell>
          <table:table-cell table:formula="of:=[.S233]-[.T233]" office:value-type="float" office:value="-985" calcext:value-type="float">
            <text:p>-985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300" calcext:value-type="float">
            <text:p>4 300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34]+([.M234]/20)+([.N234]/240)" office:value-type="float" office:value="7" calcext:value-type="float">
            <text:p>7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30100" calcext:value-type="float">
            <text:p>30 100,0000</text:p>
          </table:table-cell>
          <table:table-cell table:formula="of:=[.S234]-[.T234]" office:value-type="float" office:value="-30100" calcext:value-type="float">
            <text:p>-3010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368" calcext:value-type="float">
            <text:p>8 36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35]+([.M235]/20)+([.N235]/240)" office:value-type="float" office:value="0.75" calcext:value-type="float">
            <text:p>0,75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6276" calcext:value-type="float">
            <text:p>6 276,0000</text:p>
          </table:table-cell>
          <table:table-cell table:formula="of:=[.S235]-[.T235]" office:value-type="float" office:value="-6276" calcext:value-type="float">
            <text:p>-6276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6288" calcext:value-type="float">
            <text:p>56 28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36]+([.M236]/20)+([.N236]/240)" office:value-type="float" office:value="1.4" calcext:value-type="float">
            <text:p>1,4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78803.2" calcext:value-type="float">
            <text:p>78 803,2000</text:p>
          </table:table-cell>
          <table:table-cell table:formula="of:=[.S236]-[.T236]" office:value-type="float" office:value="-78803.2" calcext:value-type="float">
            <text:p>-78803,2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424" calcext:value-type="float">
            <text:p>53 42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37]+([.M237]/20)+([.N237]/240)" office:value-type="float" office:value="0.9" calcext:value-type="float">
            <text:p>0,9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48081.6" calcext:value-type="float">
            <text:p>48 081,6000</text:p>
          </table:table-cell>
          <table:table-cell table:formula="of:=[.S237]-[.T237]" office:value-type="float" office:value="-48081.6" calcext:value-type="float">
            <text:p>-48081,6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langu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7100" calcext:value-type="float">
            <text:p>27 1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1" table:formula="of:=[.L238]+([.M238]/20)+([.N238]/240)" office:value-type="float" office:value="1.15" calcext:value-type="float">
            <text:p>1,15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31165" calcext:value-type="float">
            <text:p>31 165,0000</text:p>
          </table:table-cell>
          <table:table-cell table:formula="of:=[.S238]-[.T238]" office:value-type="float" office:value="-31165" calcext:value-type="float">
            <text:p>-31165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39]+([.M239]/20)+([.N239]/240)" office:value-type="float" office:value="10" calcext:value-type="float">
            <text:p>1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2000" calcext:value-type="float">
            <text:p>2 000,0000</text:p>
          </table:table-cell>
          <table:table-cell table:formula="of:=[.S239]-[.T239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84" calcext:value-type="float">
            <text:p>2 2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0]+([.M240]/20)+([.N240]/240)" office:value-type="float" office:value="1.5" calcext:value-type="float">
            <text:p>1,5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3426" calcext:value-type="float">
            <text:p>3 426,0000</text:p>
          </table:table-cell>
          <table:table-cell table:formula="of:=[.S240]-[.T240]" office:value-type="float" office:value="-3426" calcext:value-type="float">
            <text:p>-3426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me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6" calcext:value-type="float">
            <text:p>38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41]+([.M241]/20)+([.N241]/240)" office:value-type="float" office:value="1.75" calcext:value-type="float">
            <text:p>1,75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675.5" calcext:value-type="float">
            <text:p>675,5000</text:p>
          </table:table-cell>
          <table:table-cell table:formula="of:=[.S241]-[.T241]" office:value-type="float" office:value="-675.5" calcext:value-type="float">
            <text:p>-675,5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Mor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745" calcext:value-type="float">
            <text:p>2 74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2]+([.M242]/20)+([.N242]/240)" office:value-type="float" office:value="1.5" calcext:value-type="float">
            <text:p>1,5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4117.5" calcext:value-type="float">
            <text:p>4 117,5000</text:p>
          </table:table-cell>
          <table:table-cell table:formula="of:=[.S242]-[.T242]" office:value-type="float" office:value="-4117.5" calcext:value-type="float">
            <text:p>-4117,5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Pontiv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83" calcext:value-type="float">
            <text:p>68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3]+([.M243]/20)+([.N243]/240)" office:value-type="float" office:value="1.5" calcext:value-type="float">
            <text:p>1,5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024.5" calcext:value-type="float">
            <text:p>1 024,5000</text:p>
          </table:table-cell>
          <table:table-cell table:formula="of:=[.S243]-[.T243]" office:value-type="float" office:value="-1024.5" calcext:value-type="float">
            <text:p>-1024,5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504" calcext:value-type="float">
            <text:p>5 5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44]+([.M244]/20)+([.N244]/240)" office:value-type="float" office:value="0.9" calcext:value-type="float">
            <text:p>0,9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4953.6" calcext:value-type="float">
            <text:p>4 953,6000</text:p>
          </table:table-cell>
          <table:table-cell table:formula="of:=[.S244]-[.T244]" office:value-type="float" office:value="-4953.6" calcext:value-type="float">
            <text:p>-4953,6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80" calcext:value-type="float">
            <text:p>680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45]+([.M245]/20)+([.N245]/240)" office:value-type="float" office:value="4" calcext:value-type="float">
            <text:p>4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2720" calcext:value-type="float">
            <text:p>2 720,0000</text:p>
          </table:table-cell>
          <table:table-cell table:formula="of:=[.S245]-[.T245]" office:value-type="float" office:value="-2720" calcext:value-type="float">
            <text:p>-2720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46]+([.M246]/20)+([.N246]/240)" office:value-type="float" office:value="1.2" calcext:value-type="float">
            <text:p>1,2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4320" calcext:value-type="float">
            <text:p>4 320,0000</text:p>
          </table:table-cell>
          <table:table-cell table:formula="of:=[.S246]-[.T246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10" calcext:value-type="float">
            <text:p>10 0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47]+([.M247]/20)+([.N247]/240)" office:value-type="float" office:value="2.25" calcext:value-type="float">
            <text:p>2,25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22522.5" calcext:value-type="float">
            <text:p>22 522,5000</text:p>
          </table:table-cell>
          <table:table-cell table:formula="of:=[.S247]-[.T247]" office:value-type="float" office:value="-22522.5" calcext:value-type="float">
            <text:p>-22522,5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48]+([.M248]/20)+([.N248]/240)" office:value-type="float" office:value="2" calcext:value-type="float">
            <text:p>2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168" calcext:value-type="float">
            <text:p>168,0000</text:p>
          </table:table-cell>
          <table:table-cell table:formula="of:=[.S248]-[.T248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allone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13" calcext:value-type="float">
            <text:p>2 1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0.52" calcext:value-type="float">
            <text:p>0,52</text:p>
          </table:table-cell>
          <table:table-cell/>
          <table:table-cell table:style-name="ce21" table:formula="of:=[.L249]+([.M249]/20)+([.N249]/240)" office:value-type="float" office:value="0.026" calcext:value-type="float">
            <text:p>0,026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54.938" calcext:value-type="float">
            <text:p>54,9380</text:p>
          </table:table-cell>
          <table:table-cell table:formula="of:=[.S249]-[.T249]" office:value-type="float" office:value="-54.938" calcext:value-type="float">
            <text:p>-54,94</text:p>
          </table:table-cell>
          <table:table-cell office:value-type="string" calcext:value-type="string">
            <text:p>52 S L %. 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tonneau</text:p>
          </table:table-cell>
          <table:table-cell office:value-type="float" office:value="280" calcext:value-type="float">
            <text:p>280,000</text:p>
          </table:table-cell>
          <table:table-cell table:number-columns-repeated="2"/>
          <table:table-cell table:style-name="ce21" table:formula="of:=[.L250]+([.M250]/20)+([.N250]/240)" office:value-type="float" office:value="280" calcext:value-type="float">
            <text:p>280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350" calcext:value-type="float">
            <text:p>350,0000</text:p>
          </table:table-cell>
          <table:table-cell table:formula="of:=[.S250]-[.T250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251]+([.M251]/20)+([.N251]/240)" office:value-type="float" office:value="45" calcext:value-type="float">
            <text:p>45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45" calcext:value-type="float">
            <text:p>45,0000</text:p>
          </table:table-cell>
          <table:table-cell table:formula="of:=[.S251]-[.T251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port en por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252]+([.M252]/20)+([.N252]/240)" office:value-type="float" office:value="200" calcext:value-type="float">
            <text:p>200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5000" calcext:value-type="float">
            <text:p>5 000,0000</text:p>
          </table:table-cell>
          <table:table-cell table:formula="of:=[.S252]-[.T252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port en por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ip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53]+([.M253]/20)+([.N253]/240)" office:value-type="float" office:value="100" calcext:value-type="float">
            <text:p>100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4800" calcext:value-type="float">
            <text:p>4 800,0000</text:p>
          </table:table-cell>
          <table:table-cell table:formula="of:=[.S253]-[.T253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17847" calcext:value-type="float">
            <text:p>17 847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54]+([.M254]/20)+([.N254]/240)" office:value-type="float" office:value="20" calcext:value-type="float">
            <text:p>20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356940" calcext:value-type="float">
            <text:p>356 940,0000</text:p>
          </table:table-cell>
          <table:table-cell table:formula="of:=[.S254]-[.T254]" office:value-type="float" office:value="-356940" calcext:value-type="float">
            <text:p>-35694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um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bariqu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55]+([.M255]/20)+([.N255]/240)" office:value-type="float" office:value="6" calcext:value-type="float">
            <text:p>6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264" calcext:value-type="float">
            <text:p>264,0000</text:p>
          </table:table-cell>
          <table:table-cell table:formula="of:=[.S255]-[.T255]" office:value-type="float" office:value="-264" calcext:value-type="float">
            <text:p>-264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2003" calcext:value-type="float">
            <text:p>132 0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56]+([.M256]/20)+([.N256]/240)" office:value-type="float" office:value="0.35" calcext:value-type="float">
            <text:p>0,35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46201.05" calcext:value-type="float">
            <text:p>46 201,0500</text:p>
          </table:table-cell>
          <table:table-cell table:formula="of:=[.S256]-[.T256]" office:value-type="float" office:value="-46201.05" calcext:value-type="float">
            <text:p>-46201,05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de gay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57]+([.M257]/20)+([.N257]/240)" office:value-type="float" office:value="7" calcext:value-type="float">
            <text:p>7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1000" calcext:value-type="float">
            <text:p>21 000,0000</text:p>
          </table:table-cell>
          <table:table-cell table:formula="of:=[.S257]-[.T257]" office:value-type="float" office:value="-21000" calcext:value-type="float">
            <text:p>-2100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genisse coroyé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58]+([.M258]/20)+([.N258]/240)" office:value-type="float" office:value="8" calcext:value-type="float">
            <text:p>8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224" calcext:value-type="float">
            <text:p>1 224,0000</text:p>
          </table:table-cell>
          <table:table-cell table:formula="of:=[.S258]-[.T258]" office:value-type="float" office:value="-1224" calcext:value-type="float">
            <text:p>-1224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s a repass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59]+([.M259]/20)+([.N259]/240)" office:value-type="float" office:value="4" calcext:value-type="float">
            <text:p>4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360" calcext:value-type="float">
            <text:p>360,0000</text:p>
          </table:table-cell>
          <table:table-cell table:formula="of:=[.S259]-[.T259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60]+([.M260]/20)+([.N260]/240)" office:value-type="float" office:value="6" calcext:value-type="float">
            <text:p>6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2400" calcext:value-type="float">
            <text:p>2 400,0000</text:p>
          </table:table-cell>
          <table:table-cell table:formula="of:=[.S260]-[.T260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eau coroy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95" calcext:value-type="float">
            <text:p>1 595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61]+([.M261]/20)+([.N261]/240)" office:value-type="float" office:value="24" calcext:value-type="float">
            <text:p>24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38280" calcext:value-type="float">
            <text:p>38 280,0000</text:p>
          </table:table-cell>
          <table:table-cell table:formula="of:=[.S261]-[.T261]" office:value-type="float" office:value="-38280" calcext:value-type="float">
            <text:p>-38280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6662" calcext:value-type="float">
            <text:p>156 6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62]+([.M262]/20)+([.N262]/240)" office:value-type="float" office:value="0.2" calcext:value-type="float">
            <text:p>0,2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31332.4" calcext:value-type="float">
            <text:p>31 332,4000</text:p>
          </table:table-cell>
          <table:table-cell table:formula="of:=[.S262]-[.T262]" office:value-type="float" office:value="-31332.4" calcext:value-type="float">
            <text:p>-31332,4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26946" calcext:value-type="float">
            <text:p>626 9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63]+([.M263]/20)+([.N263]/240)" office:value-type="float" office:value="0.35" calcext:value-type="float">
            <text:p>0,35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219431.1" calcext:value-type="float">
            <text:p>219 431,1000</text:p>
          </table:table-cell>
          <table:table-cell table:formula="of:=[.S263]-[.T263]" office:value-type="float" office:value="-219431.1" calcext:value-type="float">
            <text:p>-219431,1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31962" calcext:value-type="float">
            <text:p>431 9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64]+([.M264]/20)+([.N264]/240)" office:value-type="float" office:value="0.5" calcext:value-type="float">
            <text:p>0,5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215981" calcext:value-type="float">
            <text:p>215 981,0000</text:p>
          </table:table-cell>
          <table:table-cell table:formula="of:=[.S264]-[.T264]" office:value-type="float" office:value="-215981" calcext:value-type="float">
            <text:p>-215981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65]+([.M265]/20)+([.N265]/240)" office:value-type="float" office:value="0.75" calcext:value-type="float">
            <text:p>0,75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1125" calcext:value-type="float">
            <text:p>1 125,0000</text:p>
          </table:table-cell>
          <table:table-cell table:formula="of:=[.S265]-[.T265]" office:value-type="float" office:value="-1125" calcext:value-type="float">
            <text:p>-1125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66]+([.M266]/20)+([.N266]/240)" office:value-type="float" office:value="1.5" calcext:value-type="float">
            <text:p>1,5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450" calcext:value-type="float">
            <text:p>450,0000</text:p>
          </table:table-cell>
          <table:table-cell table:formula="of:=[.S266]-[.T266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860" calcext:value-type="float">
            <text:p>6 8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67]+([.M267]/20)+([.N267]/240)" office:value-type="float" office:value="0.9" calcext:value-type="float">
            <text:p>0,9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6174" calcext:value-type="float">
            <text:p>6 174,0000</text:p>
          </table:table-cell>
          <table:table-cell table:formula="of:=[.S267]-[.T267]" office:value-type="float" office:value="-6174" calcext:value-type="float">
            <text:p>-6174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68]+([.M268]/20)+([.N268]/240)" office:value-type="float" office:value="2" calcext:value-type="float">
            <text:p>2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152" calcext:value-type="float">
            <text:p>152,0000</text:p>
          </table:table-cell>
          <table:table-cell table:formula="of:=[.S268]-[.T268]" office:value-type="float" office:value="-152" calcext:value-type="float">
            <text:p>-152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69]+([.M269]/20)+([.N269]/240)" office:value-type="float" office:value="3" calcext:value-type="float">
            <text:p>3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165" calcext:value-type="float">
            <text:p>165,0000</text:p>
          </table:table-cell>
          <table:table-cell table:formula="of:=[.S269]-[.T269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llem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70]+([.M270]/20)+([.N270]/240)" office:value-type="float" office:value="2" calcext:value-type="float">
            <text:p>2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20" calcext:value-type="float">
            <text:p>120,0000</text:p>
          </table:table-cell>
          <table:table-cell table:formula="of:=[.S270]-[.T270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peaux bord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271]+([.M271]/20)+([.N271]/240)" office:value-type="float" office:value="36" calcext:value-type="float">
            <text:p>36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432" calcext:value-type="float">
            <text:p>432,0000</text:p>
          </table:table-cell>
          <table:table-cell table:formula="of:=[.S271]-[.T271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i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72]+([.M272]/20)+([.N272]/240)" office:value-type="float" office:value="0.6" calcext:value-type="float">
            <text:p>0,6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102" calcext:value-type="float">
            <text:p>102,0000</text:p>
          </table:table-cell>
          <table:table-cell table:formula="of:=[.S272]-[.T272]" office:value-type="float" office:value="-102" calcext:value-type="float">
            <text:p>-102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73]+([.M273]/20)+([.N273]/240)" office:value-type="float" office:value="2" calcext:value-type="float">
            <text:p>2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380" calcext:value-type="float">
            <text:p>380,0000</text:p>
          </table:table-cell>
          <table:table-cell table:formula="of:=[.S273]-[.T273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74]+([.M274]/20)+([.N274]/240)" office:value-type="float" office:value="15" calcext:value-type="float">
            <text:p>15,0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2850" calcext:value-type="float">
            <text:p>2 850,0000</text:p>
          </table:table-cell>
          <table:table-cell table:formula="of:=[.S274]-[.T274]" office:value-type="float" office:value="-2850" calcext:value-type="float">
            <text:p>-2850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genisse coroyé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27" calcext:value-type="float">
            <text:p>3 627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75]+([.M275]/20)+([.N275]/240)" office:value-type="float" office:value="8" calcext:value-type="float">
            <text:p>8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29016" calcext:value-type="float">
            <text:p>29 016,0000</text:p>
          </table:table-cell>
          <table:table-cell table:formula="of:=[.S275]-[.T275]" office:value-type="float" office:value="-29016" calcext:value-type="float">
            <text:p>-29016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ouvré caffetiè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76]+([.M276]/20)+([.N276]/240)" office:value-type="float" office:value="3" calcext:value-type="float">
            <text:p>3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18" calcext:value-type="float">
            <text:p>18,0000</text:p>
          </table:table-cell>
          <table:table-cell table:formula="of:=[.S276]-[.T276]" office:value-type="float" office:value="-18" calcext:value-type="float">
            <text:p>-18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ouvré bouillo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77]+([.M277]/20)+([.N277]/240)" office:value-type="float" office:value="4" calcext:value-type="float">
            <text:p>4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00" calcext:value-type="float">
            <text:p>100,0000</text:p>
          </table:table-cell>
          <table:table-cell table:formula="of:=[.S277]-[.T277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pacque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78]+([.M278]/20)+([.N278]/240)" office:value-type="float" office:value="4" calcext:value-type="float">
            <text:p>4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180" calcext:value-type="float">
            <text:p>180,0000</text:p>
          </table:table-cell>
          <table:table-cell table:formula="of:=[.S278]-[.T278]" office:value-type="float" office:value="-180" calcext:value-type="float">
            <text:p>-18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971" calcext:value-type="float">
            <text:p>1 97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79]+([.M279]/20)+([.N279]/240)" office:value-type="float" office:value="3" calcext:value-type="float">
            <text:p>3,0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5913" calcext:value-type="float">
            <text:p>5 913,0000</text:p>
          </table:table-cell>
          <table:table-cell table:formula="of:=[.S279]-[.T279]" office:value-type="float" office:value="-5913" calcext:value-type="float">
            <text:p>-5913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g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80]+([.M280]/20)+([.N280]/240)" office:value-type="float" office:value="2.5" calcext:value-type="float">
            <text:p>2,5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200" calcext:value-type="float">
            <text:p>200,0000</text:p>
          </table:table-cell>
          <table:table-cell table:formula="of:=[.S280]-[.T280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81]+([.M281]/20)+([.N281]/240)" office:value-type="float" office:value="0.5" calcext:value-type="float">
            <text:p>0,5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1300" calcext:value-type="float">
            <text:p>1 300,0000</text:p>
          </table:table-cell>
          <table:table-cell table:formula="of:=[.S281]-[.T281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arretières en arg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82]+([.M282]/20)+([.N282]/240)" office:value-type="float" office:value="3" calcext:value-type="float">
            <text:p>3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108" calcext:value-type="float">
            <text:p>108,0000</text:p>
          </table:table-cell>
          <table:table-cell table:formula="of:=[.S282]-[.T282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table:number-columns-repeated="5"/>
          <table:table-cell table:style-name="ce21" table:formula="of:=[.L283]+([.M283]/20)+([.N283]/240)" office:value-type="float" office:value="0" calcext:value-type="float">
            <text:p>0,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283]+0.05*[.Q283]+[.R283]/240" office:value-type="float" office:value="100" calcext:value-type="float">
            <text:p>100</text:p>
          </table:table-cell>
          <table:table-cell table:formula="of:=[.J283]*[.O283]" office:value-type="float" office:value="0" calcext:value-type="float">
            <text:p>0,0000</text:p>
          </table:table-cell>
          <table:table-cell table:formula="of:=[.S283]-[.T283]" office:value-type="float" office:value="100" calcext:value-type="float">
            <text:p>100</text:p>
          </table:table-cell>
          <table:table-cell office:value-type="string" calcext:value-type="string">
            <text:p>valeur de 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'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58" calcext:value-type="float">
            <text:p>25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84]+([.M284]/20)+([.N284]/240)" office:value-type="float" office:value="3" calcext:value-type="float">
            <text:p>3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774" calcext:value-type="float">
            <text:p>774,0000</text:p>
          </table:table-cell>
          <table:table-cell table:formula="of:=[.S284]-[.T284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668" calcext:value-type="float">
            <text:p>1 66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85]+([.M285]/20)+([.N285]/240)" office:value-type="float" office:value="1.5" calcext:value-type="float">
            <text:p>1,5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2502" calcext:value-type="float">
            <text:p>2 502,0000</text:p>
          </table:table-cell>
          <table:table-cell table:formula="of:=[.S285]-[.T285]" office:value-type="float" office:value="-2502" calcext:value-type="float">
            <text:p>-2502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96" calcext:value-type="float">
            <text:p>796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86]+([.M286]/20)+([.N286]/240)" office:value-type="float" office:value="2.5" calcext:value-type="float">
            <text:p>2,5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1990" calcext:value-type="float">
            <text:p>1 990,0000</text:p>
          </table:table-cell>
          <table:table-cell table:formula="of:=[.S286]-[.T286]" office:value-type="float" office:value="-1990" calcext:value-type="float">
            <text:p>-199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87]+([.M287]/20)+([.N287]/240)" office:value-type="float" office:value="4" calcext:value-type="float">
            <text:p>4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1280" calcext:value-type="float">
            <text:p>1 280,0000</text:p>
          </table:table-cell>
          <table:table-cell table:formula="of:=[.S287]-[.T287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0380" calcext:value-type="float">
            <text:p>50 38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88]+([.M288]/20)+([.N288]/240)" office:value-type="float" office:value="3" calcext:value-type="float">
            <text:p>3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151140" calcext:value-type="float">
            <text:p>151 140,0000</text:p>
          </table:table-cell>
          <table:table-cell table:formula="of:=[.S288]-[.T288]" office:value-type="float" office:value="-151140" calcext:value-type="float">
            <text:p>-151140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eau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174.5" calcext:value-type="float">
            <text:p>9 174,5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89]+([.M289]/20)+([.N289]/240)" office:value-type="float" office:value="24" calcext:value-type="float">
            <text:p>24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220188" calcext:value-type="float">
            <text:p>220 188,0000</text:p>
          </table:table-cell>
          <table:table-cell table:formula="of:=[.S289]-[.T289]" office:value-type="float" office:value="-220188" calcext:value-type="float">
            <text:p>-220188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606" calcext:value-type="float">
            <text:p>4 60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290]+([.M290]/20)+([.N290]/240)" office:value-type="float" office:value="1.3" calcext:value-type="float">
            <text:p>1,3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5987.8" calcext:value-type="float">
            <text:p>5 987,8000</text:p>
          </table:table-cell>
          <table:table-cell table:formula="of:=[.S290]-[.T290]" office:value-type="float" office:value="-5987.8" calcext:value-type="float">
            <text:p>-5987,8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360" calcext:value-type="float">
            <text:p>15 3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91]+([.M291]/20)+([.N291]/240)" office:value-type="float" office:value="0.75" calcext:value-type="float">
            <text:p>0,75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11520" calcext:value-type="float">
            <text:p>11 520,0000</text:p>
          </table:table-cell>
          <table:table-cell table:formula="of:=[.S291]-[.T291]" office:value-type="float" office:value="-11520" calcext:value-type="float">
            <text:p>-1152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9600" calcext:value-type="float">
            <text:p>19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92]+([.M292]/20)+([.N292]/240)" office:value-type="float" office:value="1.4" calcext:value-type="float">
            <text:p>1,4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27440" calcext:value-type="float">
            <text:p>27 440,0000</text:p>
          </table:table-cell>
          <table:table-cell table:formula="of:=[.S292]-[.T292]" office:value-type="float" office:value="-27440" calcext:value-type="float">
            <text:p>-27440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598" calcext:value-type="float">
            <text:p>9 59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93]+([.M293]/20)+([.N293]/240)" office:value-type="float" office:value="0.9" calcext:value-type="float">
            <text:p>0,9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8638.2" calcext:value-type="float">
            <text:p>8 638,2000</text:p>
          </table:table-cell>
          <table:table-cell table:formula="of:=[.S293]-[.T293]" office:value-type="float" office:value="-8638.2" calcext:value-type="float">
            <text:p>-8638,2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050" calcext:value-type="float">
            <text:p>8 0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94]+([.M294]/20)+([.N294]/240)" office:value-type="float" office:value="2" calcext:value-type="float">
            <text:p>2,0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16100" calcext:value-type="float">
            <text:p>16 100,0000</text:p>
          </table:table-cell>
          <table:table-cell table:formula="of:=[.S294]-[.T294]" office:value-type="float" office:value="-16100" calcext:value-type="float">
            <text:p>-16100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95]+([.M295]/20)+([.N295]/240)" office:value-type="float" office:value="1.25" calcext:value-type="float">
            <text:p>1,25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000" calcext:value-type="float">
            <text:p>1 000,0000</text:p>
          </table:table-cell>
          <table:table-cell table:formula="of:=[.S295]-[.T295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760" calcext:value-type="float">
            <text:p>2 7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96]+([.M296]/20)+([.N296]/240)" office:value-type="float" office:value="0.9" calcext:value-type="float">
            <text:p>0,9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2484" calcext:value-type="float">
            <text:p>2 484,0000</text:p>
          </table:table-cell>
          <table:table-cell table:formula="of:=[.S296]-[.T296]" office:value-type="float" office:value="-2484" calcext:value-type="float">
            <text:p>-2484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Poldavi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97]+([.M297]/20)+([.N297]/240)" office:value-type="float" office:value="0.9" calcext:value-type="float">
            <text:p>0,9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648" calcext:value-type="float">
            <text:p>648,0000</text:p>
          </table:table-cell>
          <table:table-cell table:formula="of:=[.S297]-[.T297]" office:value-type="float" office:value="-648" calcext:value-type="float">
            <text:p>-648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ro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954" calcext:value-type="float">
            <text:p>2 95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98]+([.M298]/20)+([.N298]/240)" office:value-type="float" office:value="1" calcext:value-type="float">
            <text:p>1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2954" calcext:value-type="float">
            <text:p>2 954,0000</text:p>
          </table:table-cell>
          <table:table-cell table:formula="of:=[.S298]-[.T298]" office:value-type="float" office:value="-2954" calcext:value-type="float">
            <text:p>-2954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de quin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99]+([.M299]/20)+([.N299]/240)" office:value-type="float" office:value="1.25" calcext:value-type="float">
            <text:p>1,25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225" calcext:value-type="float">
            <text:p>225,0000</text:p>
          </table:table-cell>
          <table:table-cell table:formula="of:=[.S299]-[.T299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286" calcext:value-type="float">
            <text:p>9 28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300]+([.M300]/20)+([.N300]/240)" office:value-type="float" office:value="0.85" calcext:value-type="float">
            <text:p>0,85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7893.1" calcext:value-type="float">
            <text:p>7 893,1000</text:p>
          </table:table-cell>
          <table:table-cell table:formula="of:=[.S300]-[.T300]" office:value-type="float" office:value="-7893.1" calcext:value-type="float">
            <text:p>-7893,1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comm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301]+([.M301]/20)+([.N301]/240)" office:value-type="float" office:value="1.25" calcext:value-type="float">
            <text:p>1,25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562.5" calcext:value-type="float">
            <text:p>562,5000</text:p>
          </table:table-cell>
          <table:table-cell table:formula="of:=[.S301]-[.T301]" office:value-type="float" office:value="-562.5" calcext:value-type="float">
            <text:p>-562,5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d'emball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02]+([.M302]/20)+([.N302]/240)" office:value-type="float" office:value="0.5" calcext:value-type="float">
            <text:p>0,5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81" calcext:value-type="float">
            <text:p>81,0000</text:p>
          </table:table-cell>
          <table:table-cell table:formula="of:=[.S302]-[.T302]" office:value-type="float" office:value="-81" calcext:value-type="float">
            <text:p>-81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06" calcext:value-type="float">
            <text:p>1 50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303]+([.M303]/20)+([.N303]/240)" office:value-type="float" office:value="0.9" calcext:value-type="float">
            <text:p>0,9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1355.4" calcext:value-type="float">
            <text:p>1 355,4000</text:p>
          </table:table-cell>
          <table:table-cell table:formula="of:=[.S303]-[.T303]" office:value-type="float" office:value="-1355.4" calcext:value-type="float">
            <text:p>-1355,4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roy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04]+([.M304]/20)+([.N304]/240)" office:value-type="float" office:value="2" calcext:value-type="float">
            <text:p>2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404" calcext:value-type="float">
            <text:p>404,0000</text:p>
          </table:table-cell>
          <table:table-cell table:formula="of:=[.S304]-[.T304]" office:value-type="float" office:value="-404" calcext:value-type="float">
            <text:p>-404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estes b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305]+([.M305]/20)+([.N305]/240)" office:value-type="float" office:value="6" calcext:value-type="float">
            <text:p>6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54" calcext:value-type="float">
            <text:p>54,0000</text:p>
          </table:table-cell>
          <table:table-cell table:formula="of:=[.S305]-[.T305]" office:value-type="float" office:value="-54" calcext:value-type="float">
            <text:p>-54</text:p>
          </table:table-cell>
          <table:table-cell office:value-type="string" calcext:value-type="string">
            <text:p>marchandise non identifiée. Bas de page illisible</text:p>
          </table:table-cell>
          <table:table-cell table:number-columns-repeated="1002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elt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306]+([.M306]/20)+([.N306]/240)" office:value-type="float" office:value="70" calcext:value-type="float">
            <text:p>70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70" calcext:value-type="float">
            <text:p>70,0000</text:p>
          </table:table-cell>
          <table:table-cell table:formula="of:=[.S306]-[.T306]" office:value-type="float" office:value="-70" calcext:value-type="float">
            <text:p>-70</text:p>
          </table:table-cell>
          <table:table-cell office:value-type="string" calcext:value-type="string">
            <text:p>unité de quantité incertaine. Bas de page illisible</text:p>
          </table:table-cell>
          <table:table-cell table:number-columns-repeated="100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1006" calcext:value-type="float">
            <text:p>1 0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307]+([.M307]/20)+([.N307]/240)" office:value-type="float" office:value="0.35" calcext:value-type="float">
            <text:p>0,35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352.1" calcext:value-type="float">
            <text:p>352,1000</text:p>
          </table:table-cell>
          <table:table-cell table:formula="of:=[.S307]-[.T307]" office:value-type="float" office:value="-352.1" calcext:value-type="float">
            <text:p>-352,1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08]+([.M308]/20)+([.N308]/240)" office:value-type="float" office:value="2" calcext:value-type="float">
            <text:p>2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52" calcext:value-type="float">
            <text:p>52,0000</text:p>
          </table:table-cell>
          <table:table-cell table:formula="of:=[.S308]-[.T308]" office:value-type="float" office:value="-52" calcext:value-type="float">
            <text:p>-52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9]+([.M309]/20)+([.N309]/240)" office:value-type="float" office:value="40" calcext:value-type="float">
            <text:p>40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720" calcext:value-type="float">
            <text:p>720,0000</text:p>
          </table:table-cell>
          <table:table-cell table:formula="of:=[.S309]-[.T309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310]+([.M310]/20)+([.N310]/240)" office:value-type="float" office:value="0.35" calcext:value-type="float">
            <text:p>0,35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1260" calcext:value-type="float">
            <text:p>1 260,0000</text:p>
          </table:table-cell>
          <table:table-cell table:formula="of:=[.S310]-[.T310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311]+([.M311]/20)+([.N311]/240)" office:value-type="float" office:value="14" calcext:value-type="float">
            <text:p>14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42" calcext:value-type="float">
            <text:p>42,0000</text:p>
          </table:table-cell>
          <table:table-cell table:formula="of:=[.S311]-[.T311]" office:value-type="float" office:value="-42" calcext:value-type="float">
            <text:p>-42</text:p>
          </table:table-cell>
          <table:table-cell office:value-type="string" calcext:value-type="string">
            <text:p>14 ou 17 livres. Les deux nombres se recouvrent</text:p>
          </table:table-cell>
          <table:table-cell table:number-columns-repeated="1002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70" calcext:value-type="float">
            <text:p>1 17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312]+([.M312]/20)+([.N312]/240)" office:value-type="float" office:value="0.2" calcext:value-type="float">
            <text:p>0,2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234" calcext:value-type="float">
            <text:p>234,0000</text:p>
          </table:table-cell>
          <table:table-cell table:formula="of:=[.S312]-[.T312]" office:value-type="float" office:value="-234" calcext:value-type="float">
            <text:p>-234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13" calcext:value-type="float">
            <text:p>3 2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313]+([.M313]/20)+([.N313]/240)" office:value-type="float" office:value="0.4" calcext:value-type="float">
            <text:p>0,4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1285.2" calcext:value-type="float">
            <text:p>1 285,2000</text:p>
          </table:table-cell>
          <table:table-cell table:formula="of:=[.S313]-[.T313]" office:value-type="float" office:value="-1285.2" calcext:value-type="float">
            <text:p>-1285,2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14]+([.M314]/20)+([.N314]/240)" office:value-type="float" office:value="3" calcext:value-type="float">
            <text:p>3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459" calcext:value-type="float">
            <text:p>459,0000</text:p>
          </table:table-cell>
          <table:table-cell table:formula="of:=[.S314]-[.T314]" office:value-type="float" office:value="-459" calcext:value-type="float">
            <text:p>-459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15]+([.M315]/20)+([.N315]/240)" office:value-type="float" office:value="40" calcext:value-type="float">
            <text:p>40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120" calcext:value-type="float">
            <text:p>120,0000</text:p>
          </table:table-cell>
          <table:table-cell table:formula="of:=[.S315]-[.T315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20" calcext:value-type="float">
            <text:p>520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316]+([.M316]/20)+([.N316]/240)" office:value-type="float" office:value="25" calcext:value-type="float">
            <text:p>25,0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13000" calcext:value-type="float">
            <text:p>13 000,0000</text:p>
          </table:table-cell>
          <table:table-cell table:formula="of:=[.S316]-[.T316]" office:value-type="float" office:value="-13000" calcext:value-type="float">
            <text:p>-13000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990" calcext:value-type="float">
            <text:p>4 9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317]+([.M317]/20)+([.N317]/240)" office:value-type="float" office:value="0.25" calcext:value-type="float">
            <text:p>0,25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1247.5" calcext:value-type="float">
            <text:p>1 247,5000</text:p>
          </table:table-cell>
          <table:table-cell table:formula="of:=[.S317]-[.T317]" office:value-type="float" office:value="-1247.5" calcext:value-type="float">
            <text:p>-1247,5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732" calcext:value-type="float">
            <text:p>5 7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318]+([.M318]/20)+([.N318]/240)" office:value-type="float" office:value="0.15" calcext:value-type="float">
            <text:p>0,15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859.8" calcext:value-type="float">
            <text:p>859,8000</text:p>
          </table:table-cell>
          <table:table-cell table:formula="of:=[.S318]-[.T318]" office:value-type="float" office:value="-859.8" calcext:value-type="float">
            <text:p>-859,8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45" calcext:value-type="float">
            <text:p>4 0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19]+([.M319]/20)+([.N319]/240)" office:value-type="float" office:value="0.3" calcext:value-type="float">
            <text:p>0,3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1213.5" calcext:value-type="float">
            <text:p>1 213,5000</text:p>
          </table:table-cell>
          <table:table-cell table:formula="of:=[.S319]-[.T319]" office:value-type="float" office:value="-1213.5" calcext:value-type="float">
            <text:p>-1213,5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67" calcext:value-type="float">
            <text:p>6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20]+([.M320]/20)+([.N320]/240)" office:value-type="float" office:value="0.5" calcext:value-type="float">
            <text:p>0,5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333.5" calcext:value-type="float">
            <text:p>333,5000</text:p>
          </table:table-cell>
          <table:table-cell table:formula="of:=[.S320]-[.T320]" office:value-type="float" office:value="-333.5" calcext:value-type="float">
            <text:p>-333,5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21]+([.M321]/20)+([.N321]/240)" office:value-type="float" office:value="60" calcext:value-type="float">
            <text:p>60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300" calcext:value-type="float">
            <text:p>300,0000</text:p>
          </table:table-cell>
          <table:table-cell table:formula="of:=[.S321]-[.T32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322]+([.M322]/20)+([.N322]/240)" office:value-type="float" office:value="0" calcext:value-type="float">
            <text:p>0,00000</text:p>
          </table:table-cell>
          <table:table-cell office:value-type="float" office:value="91216" calcext:value-type="float">
            <text:p>91216</text:p>
          </table:table-cell>
          <table:table-cell table:number-columns-repeated="2"/>
          <table:table-cell table:formula="of:=[.P322]+0.05*[.Q322]+[.R322]/240" office:value-type="float" office:value="91216" calcext:value-type="float">
            <text:p>91216</text:p>
          </table:table-cell>
          <table:table-cell table:formula="of:=[.J322]*[.O322]" office:value-type="float" office:value="0" calcext:value-type="float">
            <text:p>0,0000</text:p>
          </table:table-cell>
          <table:table-cell table:formula="of:=[.S322]-[.T322]" office:value-type="float" office:value="91216" calcext:value-type="float">
            <text:p>91216</text:p>
          </table:table-cell>
          <table:table-cell office:value-type="string" calcext:value-type="string">
            <text:p>valeur de 9121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15" calcext:value-type="float">
            <text:p>31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323]+([.M323]/20)+([.N323]/240)" office:value-type="float" office:value="3.5" calcext:value-type="float">
            <text:p>3,5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1102.5" calcext:value-type="float">
            <text:p>1 102,5000</text:p>
          </table:table-cell>
          <table:table-cell table:formula="of:=[.S323]-[.T323]" office:value-type="float" office:value="-1102.5" calcext:value-type="float">
            <text:p>-1102,5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24]+([.M324]/20)+([.N324]/240)" office:value-type="float" office:value="60" calcext:value-type="float">
            <text:p>6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960" calcext:value-type="float">
            <text:p>960,0000</text:p>
          </table:table-cell>
          <table:table-cell table:formula="of:=[.S324]-[.T324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325]+([.M325]/20)+([.N325]/240)" office:value-type="float" office:value="0.4" calcext:value-type="float">
            <text:p>0,4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640" calcext:value-type="float">
            <text:p>640,0000</text:p>
          </table:table-cell>
          <table:table-cell table:formula="of:=[.S325]-[.T325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tonneaux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326]+([.M326]/20)+([.N326]/240)" office:value-type="float" office:value="180" calcext:value-type="float">
            <text:p>180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3105" calcext:value-type="float">
            <text:p>3 105,0000</text:p>
          </table:table-cell>
          <table:table-cell table:formula="of:=[.S326]-[.T326]" office:value-type="float" office:value="-3105" calcext:value-type="float">
            <text:p>-3105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327]+([.M327]/20)+([.N327]/240)" office:value-type="float" office:value="45" calcext:value-type="float">
            <text:p>45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45" calcext:value-type="float">
            <text:p>45,0000</text:p>
          </table:table-cell>
          <table:table-cell table:formula="of:=[.S327]-[.T327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tonneaux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328]+([.M328]/20)+([.N328]/240)" office:value-type="float" office:value="70" calcext:value-type="float">
            <text:p>70,0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6317.5" calcext:value-type="float">
            <text:p>6 317,5000</text:p>
          </table:table-cell>
          <table:table-cell table:formula="of:=[.S328]-[.T328]" office:value-type="float" office:value="-6317.5" calcext:value-type="float">
            <text:p>-6317,5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ha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329]+([.M329]/20)+([.N329]/240)" office:value-type="float" office:value="70" calcext:value-type="float">
            <text:p>70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70" calcext:value-type="float">
            <text:p>70,0000</text:p>
          </table:table-cell>
          <table:table-cell table:formula="of:=[.S329]-[.T329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3.25" calcext:value-type="float">
            <text:p>153,25</text:p>
          </table:table-cell>
          <table:table-cell office:value-type="string" calcext:value-type="string">
            <text:p>tonneaux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330]+([.M330]/20)+([.N330]/240)" office:value-type="float" office:value="70" calcext:value-type="float">
            <text:p>70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10727.5" calcext:value-type="float">
            <text:p>10 727,5000</text:p>
          </table:table-cell>
          <table:table-cell table:formula="of:=[.S330]-[.T330]" office:value-type="float" office:value="-10727.5" calcext:value-type="float">
            <text:p>-10727,5</text:p>
          </table:table-cell>
          <table:table-cell table:number-columns-repeated="1003"/>
        </table:table-row>
        <table:table-row table:style-name="ro2" table:number-rows-repeated="27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4:57:06.5753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18M48S</meta:editing-duration>
    <meta:editing-cycles>145</meta:editing-cycles>
    <meta:generator>LibreOffice/5.1.6.2$MacOSX_X86_64 LibreOffice_project/07ac168c60a517dba0f0d7bc7540f5afa45f0909</meta:generator>
    <dc:date>2017-06-16T18:25:10.349638000</dc:date>
    <meta:document-statistic meta:table-count="3" meta:cell-count="5820" meta:object-count="0"/>
    <meta:user-defined meta:name="Info 1"/>
    <meta:user-defined meta:name="Info 2"/>
    <meta:user-defined meta:name="Info 3"/>
    <meta:user-defined meta:name="Info 4"/>
  </office:meta>
</office:document-meta>
</file>